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40000026EB69F94CF.png" manifest:media-type="image/png"/>
  <manifest:file-entry manifest:full-path="Pictures/100F444F00006D3E00005470399BA258.svg" manifest:media-type="image/svg+xml"/>
  <manifest:file-entry manifest:full-path="Pictures/100000010000032000000320ED520C3D.png" manifest:media-type="image/png"/>
  <manifest:file-entry manifest:full-path="Pictures/100000010000032000000320B8BDD6F9.png" manifest:media-type="image/png"/>
  <manifest:file-entry manifest:full-path="Pictures/1000000100000320000003204BD7FDB0.png" manifest:media-type="image/png"/>
  <manifest:file-entry manifest:full-path="Pictures/100000010000032000000320464DE78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solid" draw:stroke-dash="Dash_20_Dot_20_4" svg:stroke-width="0.783cm" svg:stroke-color="#2fa98a" draw:stroke-linejoin="miter" svg:stroke-linecap="round" draw:textarea-horizontal-align="center" draw:textarea-vertical-align="middle" fo:padding-top="0.516cm" fo:padding-bottom="0.516cm" fo:padding-left="0.641cm" fo:padding-right="0.641cm" loext:decorative="false"/>
    </style:style>
    <style:style style:name="gr2" style:family="graphic" style:parent-style-name="standard">
      <style:graphic-properties draw:stroke="solid" draw:stroke-dash="Dash_20_Dot_20_4" svg:stroke-width="0.783cm" svg:stroke-color="#7db944" draw:stroke-linejoin="miter" svg:stroke-linecap="round" draw:textarea-horizontal-align="center" draw:textarea-vertical-align="middle" fo:padding-top="0.516cm" fo:padding-bottom="0.516cm" fo:padding-left="0.641cm" fo:padding-right="0.641cm" loext:decorative="false"/>
    </style:style>
    <style:style style:name="gr3" style:family="graphic" style:parent-style-name="standard">
      <style:graphic-properties draw:stroke="solid" draw:stroke-dash="Dash_20_Dot_20_4" svg:stroke-width="0.783cm" svg:stroke-color="#f5c020" draw:stroke-linejoin="miter" svg:stroke-linecap="round" draw:textarea-horizontal-align="center" draw:textarea-vertical-align="middle" fo:padding-top="0.516cm" fo:padding-bottom="0.516cm" fo:padding-left="0.641cm" fo:padding-right="0.641cm" loext:decorative="false"/>
    </style:style>
    <style:style style:name="gr4" style:family="graphic" style:parent-style-name="standard">
      <style:graphic-properties draw:stroke="solid" draw:stroke-dash="Dash_20_Dot_20_4" svg:stroke-width="0.783cm" svg:stroke-color="#f07820" draw:stroke-linejoin="miter" svg:stroke-linecap="round" draw:textarea-horizontal-align="center" draw:textarea-vertical-align="middle" fo:padding-top="0.516cm" fo:padding-bottom="0.516cm" fo:padding-left="0.641cm" fo:padding-right="0.641cm" loext:decorative="false"/>
    </style:style>
    <style:style style:name="gr5" style:family="graphic" style:parent-style-name="objectwithoutfill">
      <style:graphic-properties svg:stroke-width="0.212cm" draw:marker-start-width="0.516cm" draw:marker-end-width="0.516cm" draw:fill="none" draw:textarea-horizontal-align="center" draw:textarea-vertical-align="middle" fo:padding-top="0.229cm" fo:padding-bottom="0.229cm" fo:padding-left="0.354cm" fo:padding-right="0.354cm" loext:decorative="false"/>
    </style:style>
    <style:style style:name="gr6" style:family="graphic">
      <style:graphic-properties style:writing-mode="lr-tb" loext:decorative="false"/>
    </style:style>
    <style:style style:name="gr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loext:decorative="false"/>
    </style:style>
    <style:style style:name="gr8" style:family="graphic" style:parent-style-name="standard">
      <style:graphic-properties draw:stroke="solid" draw:stroke-dash="Dash_20_Dot_20_4" svg:stroke-width="0.212cm" svg:stroke-color="#808080" draw:marker-start-width="0cm" draw:marker-end-width="0cm" draw:stroke-linejoin="miter" svg:stroke-linecap="round" draw:textarea-horizontal-align="center" draw:textarea-vertical-align="middle" fo:padding-top="0.228cm" fo:padding-bottom="0.228cm" fo:padding-left="0.353cm" fo:padding-right="0.353cm" loext:decorative="false"/>
    </style:style>
    <style:style style:name="gr9"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loext:decorative="false"/>
    </style:style>
    <style:style style:name="gr10" style:family="graphic" style:parent-style-name="Object_20_with_20_no_20_fill_20_and_20_no_20_line">
      <style:graphic-properties draw:stroke="none" draw:fill="none" draw:textarea-horizontal-align="center" draw:textarea-vertical-align="middle" draw:shadow="visible" draw:shadow-offset-x="0.035cm" draw:shadow-offset-y="0.035cm" draw:shadow-opacity="50%" loext:shadow-blur="0.106cm"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style:protect="position size" loext:decorative="false"/>
    </style:style>
    <style:style style:name="gr12" style:family="graphic" style:parent-style-name="standard">
      <style:graphic-properties draw:stroke="solid" draw:stroke-dash="Dash_20_Dot_20_4" svg:stroke-width="0.212cm" svg:stroke-color="#b8d2b8" draw:marker-start-width="0cm" draw:marker-end-width="0cm" draw:stroke-linejoin="miter" svg:stroke-linecap="round" draw:textarea-horizontal-align="center" draw:textarea-vertical-align="middle" fo:padding-top="0.228cm" fo:padding-bottom="0.228cm" fo:padding-left="0.353cm" fo:padding-right="0.353cm" loext:decorative="false"/>
    </style:style>
    <style:style style:name="gr13" style:family="graphic" style:parent-style-name="standard">
      <style:graphic-properties draw:stroke="solid" draw:stroke-dash="Dash_20_Dot_20_4" svg:stroke-width="0.212cm" svg:stroke-color="#e4abab" draw:marker-start-width="0cm" draw:marker-end-width="0cm" draw:stroke-linejoin="miter" svg:stroke-linecap="round" draw:textarea-horizontal-align="center" draw:textarea-vertical-align="middle" fo:padding-top="0.228cm" fo:padding-bottom="0.228cm" fo:padding-left="0.353cm" fo:padding-right="0.353cm" loext:decorative="false"/>
    </style:style>
    <style:style style:name="gr14" style:family="graphic" style:parent-style-name="objectwithoutfill">
      <style:graphic-properties svg:stroke-width="0.035cm" svg:stroke-color="#e4abab" draw:marker-start-width="0.252cm" draw:marker-end-width="0.252cm" draw:fill="none" draw:textarea-vertical-align="middle" fo:padding-top="0.142cm" fo:padding-bottom="0.142cm" fo:padding-left="0.267cm" fo:padding-right="0.267cm" loext:decorative="false"/>
    </style:style>
    <style:style style:name="gr15" style:family="graphic" style:parent-style-name="standard">
      <style:graphic-properties draw:stroke="none" draw:stroke-dash="Dash_20_Dot_20_4" svg:stroke-width="0cm" svg:stroke-color="#b8d2b8" draw:marker-start-width="0cm" draw:marker-end-width="0cm" draw:stroke-linejoin="miter" svg:stroke-linecap="round" draw:fill="gradient" draw:fill-color="#b8d2b8" draw:fill-gradient-name="Gradient_20_174" draw:opacity="100%" draw:textarea-horizontal-align="center" draw:textarea-vertical-align="middle" fo:padding-top="0.228cm" fo:padding-bottom="0.228cm" fo:padding-left="0.353cm" fo:padding-right="0.353cm" loext:decorative="false"/>
    </style:style>
    <style:style style:name="gr16" style:family="graphic" style:parent-style-name="standard">
      <style:graphic-properties draw:stroke="none" draw:stroke-dash="Dash_20_Dot_20_4" svg:stroke-width="0cm" svg:stroke-color="#808080" draw:marker-start-width="0cm" draw:marker-end-width="0cm" draw:stroke-linejoin="miter" svg:stroke-linecap="round" draw:fill="gradient" draw:fill-color="#808080" draw:fill-gradient-name="Gradient_20_177" draw:opacity="100%" draw:textarea-horizontal-align="center" draw:textarea-vertical-align="middle" fo:padding-top="0.228cm" fo:padding-bottom="0.228cm" fo:padding-left="0.353cm" fo:padding-right="0.353cm" loext:decorative="false"/>
    </style:style>
    <style:style style:name="gr17" style:family="graphic" style:parent-style-name="standard">
      <style:graphic-properties svg:stroke-width="0.035cm" svg:stroke-color="#e4abab"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loext:decorative="false"/>
    </style:style>
    <style:style style:name="gr18" style:family="graphic" style:parent-style-name="standard">
      <style:graphic-properties svg:stroke-width="0.035cm" svg:stroke-color="#b8d2b8"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loext:decorative="false"/>
    </style:style>
    <style:style style:name="gr19" style:family="graphic" style:parent-style-name="standard">
      <style:graphic-properties svg:stroke-width="0.035cm" svg:stroke-color="#b8d2b8"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style:protect="position size" loext:decorative="false"/>
    </style:style>
    <style:style style:name="gr20" style:family="graphic" style:parent-style-name="objectwithoutfill">
      <style:graphic-properties svg:stroke-width="0.035cm" svg:stroke-color="#b8d2b8" draw:marker-start-width="0.252cm" draw:marker-end-width="0.252cm" draw:fill="none" draw:textarea-vertical-align="middle" fo:padding-top="0.142cm" fo:padding-bottom="0.142cm" fo:padding-left="0.267cm" fo:padding-right="0.267cm" loext:decorative="false"/>
    </style:style>
    <style:style style:name="gr21" style:family="graphic" style:parent-style-name="standard">
      <style:graphic-properties draw:stroke="solid" draw:stroke-dash="Dash_20_Dot_20_4" svg:stroke-width="0.494cm" svg:stroke-color="#2fa98a" draw:marker-start-width="0.42cm" draw:marker-end-width="0.42cm" draw:stroke-linejoin="miter" svg:stroke-linecap="round" draw:textarea-horizontal-align="center" draw:textarea-vertical-align="middle" fo:padding-top="0.369cm" fo:padding-bottom="0.369cm" fo:padding-left="0.494cm" fo:padding-right="0.494cm" loext:decorative="false"/>
    </style:style>
    <style:style style:name="gr22" style:family="graphic" style:parent-style-name="standard">
      <style:graphic-properties draw:stroke="solid" draw:stroke-dash="Dash_20_Dot_20_4" svg:stroke-width="0.494cm" svg:stroke-color="#7db944" draw:marker-start-width="0.42cm" draw:marker-end-width="0.42cm" draw:stroke-linejoin="miter" svg:stroke-linecap="round" draw:textarea-horizontal-align="center" draw:textarea-vertical-align="middle" fo:padding-top="0.369cm" fo:padding-bottom="0.369cm" fo:padding-left="0.494cm" fo:padding-right="0.494cm" loext:decorative="false"/>
    </style:style>
    <style:style style:name="gr23" style:family="graphic" style:parent-style-name="standard">
      <style:graphic-properties draw:stroke="solid" draw:stroke-dash="Dash_20_Dot_20_4" svg:stroke-width="0.494cm" svg:stroke-color="#f5c020" draw:marker-start-width="0.42cm" draw:marker-end-width="0.42cm" draw:stroke-linejoin="miter" svg:stroke-linecap="round" draw:textarea-horizontal-align="center" draw:textarea-vertical-align="middle" fo:padding-top="0.369cm" fo:padding-bottom="0.369cm" fo:padding-left="0.494cm" fo:padding-right="0.494cm" loext:decorative="false"/>
    </style:style>
    <style:style style:name="gr24" style:family="graphic" style:parent-style-name="standard">
      <style:graphic-properties draw:stroke="solid" draw:stroke-dash="Dash_20_Dot_20_4" svg:stroke-width="0.494cm" svg:stroke-color="#f07820" draw:marker-start-width="0.42cm" draw:marker-end-width="0.42cm" draw:stroke-linejoin="miter" svg:stroke-linecap="round" draw:textarea-horizontal-align="center" draw:textarea-vertical-align="middle" fo:padding-top="0.369cm" fo:padding-bottom="0.369cm" fo:padding-left="0.494cm" fo:padding-right="0.494cm" loext:decorative="false"/>
    </style:style>
    <style:style style:name="gr25" style:family="graphic" style:parent-style-name="standard">
      <style:graphic-properties draw:stroke="solid" draw:stroke-dash="Dash_20_Dot_20_4" svg:stroke-width="0.353cm" svg:stroke-color="#b2b2b2" draw:marker-start-width="0.21cm" draw:marker-end-width="0.21cm" draw:stroke-linejoin="miter" svg:stroke-linecap="round" draw:textarea-horizontal-align="center" draw:textarea-vertical-align="middle" fo:padding-top="0.3cm" fo:padding-bottom="0.3cm" fo:padding-left="0.425cm" fo:padding-right="0.425cm" loext:decorative="false"/>
    </style:style>
    <style:style style:name="gr26" style:family="graphic" style:parent-style-name="standard">
      <style:graphic-properties draw:textarea-vertical-align="middle" loext:decorative="false"/>
    </style:style>
    <style:style style:name="gr27" style:family="graphic" style:parent-style-name="standard">
      <style:graphic-properties svg:stroke-width="0.783cm" draw:marker-start-width="1.374cm" draw:marker-end-width="1.374cm" draw:textarea-vertical-align="middle" fo:padding-top="0.516cm" fo:padding-bottom="0.516cm" fo:padding-left="0.641cm" fo:padding-right="0.641cm" loext:decorative="false"/>
    </style:style>
    <style:style style:name="gr28" style:family="graphic" style:parent-style-name="standard">
      <style:graphic-properties svg:stroke-width="0.783cm" draw:marker-start-width="1.374cm" draw:marker-end-width="1.374cm" svg:stroke-linecap="round" draw:textarea-vertical-align="middle" fo:padding-top="0.516cm" fo:padding-bottom="0.516cm" fo:padding-left="0.641cm" fo:padding-right="0.641cm" loext:decorative="false"/>
    </style:style>
    <style:style style:name="gr29" style:family="graphic" style:parent-style-name="standard">
      <style:graphic-properties draw:stroke="none" draw:stroke-dash="Dash_20_Dot_20_4" svg:stroke-width="0cm" svg:stroke-color="#2fa98a" draw:stroke-linejoin="miter" svg:stroke-linecap="round" draw:fill="solid" draw:fill-color="#2fa98a" draw:opacity="100%" draw:textarea-horizontal-align="center" draw:textarea-vertical-align="middle" fo:padding-top="0.516cm" fo:padding-bottom="0.516cm" fo:padding-left="0.641cm" fo:padding-right="0.641cm" loext:decorative="false"/>
    </style:style>
    <style:style style:name="gr30" style:family="graphic" style:parent-style-name="standard">
      <style:graphic-properties draw:stroke="none" svg:stroke-width="0cm" draw:marker-start-width="1.374cm" draw:marker-end-width="1.374cm" svg:stroke-linecap="round" draw:fill="solid" draw:fill-color="#3465a4" draw:opacity="100%" draw:textarea-horizontal-align="center" draw:textarea-vertical-align="middle" fo:padding-top="0.516cm" fo:padding-bottom="0.516cm" fo:padding-left="0.641cm" fo:padding-right="0.641cm" loext:decorative="false"/>
    </style:style>
    <style:style style:name="gr31" style:family="graphic" style:parent-style-name="standard">
      <style:graphic-properties draw:stroke="none" draw:stroke-dash="Dash_20_Dot_20_4" svg:stroke-width="0cm" svg:stroke-color="#7db944" draw:stroke-linejoin="miter" svg:stroke-linecap="round" draw:fill="gradient" draw:fill-color="#7db944" draw:fill-gradient-name="Gradient_20_1" draw:opacity="100%" draw:textarea-horizontal-align="center" draw:textarea-vertical-align="middle" fo:padding-top="0.516cm" fo:padding-bottom="0.516cm" fo:padding-left="0.641cm" fo:padding-right="0.641cm" loext:decorative="false"/>
    </style:style>
    <style:style style:name="gr32" style:family="graphic" style:parent-style-name="standard">
      <style:graphic-properties draw:stroke="solid" draw:stroke-dash="Dash_20_Dot_20_4" svg:stroke-width="0.783cm" svg:stroke-color="#b8d2b8" draw:stroke-linejoin="miter" svg:stroke-linecap="round" draw:textarea-horizontal-align="center" draw:textarea-vertical-align="middle" fo:padding-top="0.516cm" fo:padding-bottom="0.516cm" fo:padding-left="0.641cm" fo:padding-right="0.641cm" loext:decorative="false"/>
    </style:style>
    <style:style style:name="gr33" style:family="graphic" style:parent-style-name="standard">
      <style:graphic-properties draw:stroke="none" draw:stroke-dash="Dash_20_Dot_20_4" svg:stroke-width="0cm" svg:stroke-color="#2fa98a" draw:stroke-linejoin="miter" svg:stroke-linecap="round" draw:fill="solid" draw:fill-color="#e4abab" draw:opacity="100%" draw:textarea-horizontal-align="center" draw:textarea-vertical-align="middle" fo:padding-top="0.516cm" fo:padding-bottom="0.516cm" fo:padding-left="0.641cm" fo:padding-right="0.641cm" loext:decorative="false"/>
    </style:style>
    <style:style style:name="gr34" style:family="graphic" style:parent-style-name="standard">
      <style:graphic-properties draw:stroke="none" draw:stroke-dash="Dash_20_Dot_20_4" svg:stroke-width="0cm" svg:stroke-color="#7db944" draw:stroke-linejoin="miter" svg:stroke-linecap="round" draw:fill="gradient" draw:fill-color="#7db944" draw:fill-gradient-name="Gradient_20_162" draw:gradient-step-count="0" draw:opacity="100%" draw:textarea-horizontal-align="center" draw:textarea-vertical-align="middle" fo:padding-top="0.516cm" fo:padding-bottom="0.516cm" fo:padding-left="0.641cm" fo:padding-right="0.641cm" loext:decorative="false"/>
    </style:style>
    <style:style style:name="gr35" style:family="graphic" style:parent-style-name="standard">
      <style:graphic-properties draw:stroke="none" draw:stroke-dash="Dash_20_Dot_20_4" svg:stroke-width="0cm" svg:stroke-color="#7db944" draw:stroke-linejoin="miter" svg:stroke-linecap="round" draw:fill="gradient" draw:fill-color="#7db944" draw:fill-gradient-name="Gradient_20_163" draw:gradient-step-count="0" draw:opacity="100%" draw:textarea-horizontal-align="center" draw:textarea-vertical-align="middle" fo:padding-top="0.516cm" fo:padding-bottom="0.516cm" fo:padding-left="0.641cm" fo:padding-right="0.641cm" loext:decorative="false"/>
    </style:style>
    <style:style style:name="gr36" style:family="graphic" style:parent-style-name="standard">
      <style:graphic-properties draw:stroke="none" draw:stroke-dash="Dash_20_Dot_20_4" svg:stroke-width="0cm" svg:stroke-color="#2fa98a" draw:stroke-linejoin="miter" svg:stroke-linecap="round" draw:fill="solid" draw:fill-color="#b8d2b8" draw:opacity="100%" draw:textarea-horizontal-align="center" draw:textarea-vertical-align="middle" fo:padding-top="0.516cm" fo:padding-bottom="0.516cm" fo:padding-left="0.641cm" fo:padding-right="0.641cm" loext:decorative="false"/>
    </style:style>
    <style:style style:name="gr37" style:family="graphic" style:parent-style-name="standard">
      <style:graphic-properties draw:stroke="none" draw:stroke-dash="Dash_20_Dot_20_4" svg:stroke-width="0cm" svg:stroke-color="#f07820" draw:stroke-linejoin="miter" svg:stroke-linecap="round" draw:fill="gradient" draw:fill-color="#f07820" draw:fill-gradient-name="Gradient_20_172" draw:gradient-step-count="0" draw:opacity="100%" draw:opacity-name="Transparency_20_103" draw:textarea-horizontal-align="center" draw:textarea-vertical-align="middle" fo:padding-top="0.516cm" fo:padding-bottom="0.516cm" fo:padding-left="0.641cm" fo:padding-right="0.641cm" loext:decorative="false"/>
    </style:style>
    <style:style style:name="gr38" style:family="graphic" style:parent-style-name="standard">
      <style:graphic-properties draw:stroke="none" draw:stroke-dash="Dash_20_Dot_20_4" svg:stroke-width="0cm" svg:stroke-color="#7db944" draw:stroke-linejoin="miter" svg:stroke-linecap="round" draw:fill="gradient" draw:fill-color="#7db944" draw:fill-gradient-name="Gradient_20_172" draw:gradient-step-count="0" draw:opacity="100%" draw:textarea-horizontal-align="center" draw:textarea-vertical-align="middle" fo:padding-top="0.516cm" fo:padding-bottom="0.516cm" fo:padding-left="0.641cm" fo:padding-right="0.641cm" loext:decorative="false"/>
    </style:style>
    <style:style style:name="gr39" style:family="graphic" style:parent-style-name="standard">
      <style:graphic-properties draw:stroke="none" draw:stroke-dash="Dash_20_Dot_20_4" svg:stroke-width="0cm" svg:stroke-color="#f07820" draw:stroke-linejoin="miter" svg:stroke-linecap="round" draw:fill="gradient" draw:fill-color="#f07820" draw:fill-gradient-name="Gradient_20_172" draw:gradient-step-count="0" draw:opacity="100%" draw:opacity-name="Transparency_20_104" draw:textarea-horizontal-align="center" draw:textarea-vertical-align="middle" fo:padding-top="0.516cm" fo:padding-bottom="0.516cm" fo:padding-left="0.641cm" fo:padding-right="0.641cm" loext:decorative="false"/>
    </style:style>
    <style:style style:name="gr40" style:family="graphic" style:parent-style-name="standard">
      <style:graphic-properties draw:stroke="none" svg:stroke-width="0.106cm" draw:marker-start-width="0.359cm" draw:marker-end-width="0.359cm" draw:fill="solid" draw:fill-color="#ffffff" loext:fill-use-slide-background="false" draw:textarea-horizontal-align="justify" draw:textarea-vertical-align="middle" draw:auto-grow-height="false" fo:min-height="0.494cm" fo:min-width="0.244cm" fo:padding-top="0.178cm" fo:padding-bottom="0.178cm" fo:padding-left="0.303cm" fo:padding-right="0.303cm" fo:wrap-option="wrap" loext:decorative="false"/>
    </style:style>
    <style:style style:name="gr41" style:family="graphic" style:parent-style-name="standard">
      <style:graphic-properties draw:stroke="none" svg:stroke-width="0cm" draw:marker-start-width="0.322cm" draw:marker-end-width="0.322cm" draw:fill="gradient" draw:fill-color="#3465a4" draw:fill-gradient-name="Gradient_20_166" loext:fill-use-slide-background="false" draw:opacity="100%" draw:textarea-horizontal-align="justify" draw:textarea-vertical-align="middle" draw:auto-grow-height="false" fo:min-height="0.6cm" fo:min-width="0.35cm" fo:padding-top="0.166cm" fo:padding-bottom="0.166cm" fo:padding-left="0.291cm" fo:padding-right="0.291cm" fo:wrap-option="wrap" draw:shadow="hidden" loext:decorative="false"/>
    </style:style>
    <style:style style:name="gr42" style:family="graphic" style:parent-style-name="standard">
      <style:graphic-properties draw:stroke="none" svg:stroke-width="0cm" draw:marker-start-width="0.322cm" draw:marker-end-width="0.322cm" draw:fill="solid" draw:fill-color="#b8d2b8" loext:fill-use-slide-background="false" draw:opacity="100%" draw:textarea-horizontal-align="justify" draw:textarea-vertical-align="middle" draw:auto-grow-height="false" fo:min-height="0.6cm" fo:min-width="0.35cm" fo:padding-top="0.166cm" fo:padding-bottom="0.166cm" fo:padding-left="0.291cm" fo:padding-right="0.291cm" fo:wrap-option="wrap" draw:shadow="hidden" loext:decorative="false"/>
    </style:style>
    <style:style style:name="gr43" style:family="graphic" style:parent-style-name="standard">
      <style:graphic-properties draw:stroke="none" svg:stroke-width="0cm" draw:marker-start-width="0.322cm" draw:marker-end-width="0.322cm" draw:fill="gradient" draw:fill-color="#3465a4" draw:fill-gradient-name="Gradient_20_168" loext:fill-use-slide-background="false" draw:opacity="100%" draw:textarea-horizontal-align="justify" draw:textarea-vertical-align="middle" draw:auto-grow-height="false" fo:min-height="0.6cm" fo:min-width="0.35cm" fo:padding-top="0.166cm" fo:padding-bottom="0.166cm" fo:padding-left="0.291cm" fo:padding-right="0.291cm" fo:wrap-option="wrap" draw:shadow="hidden" loext:decorative="false"/>
    </style:style>
    <style:style style:name="gr44" style:family="graphic" style:parent-style-name="standard">
      <style:graphic-properties draw:stroke="none" svg:stroke-width="0cm" draw:marker-start-width="0.322cm" draw:marker-end-width="0.322cm" draw:fill="solid" draw:fill-color="#e4abab" loext:fill-use-slide-background="false" draw:opacity="100%" draw:textarea-horizontal-align="justify" draw:textarea-vertical-align="middle" draw:auto-grow-height="false" fo:min-height="0.6cm" fo:min-width="0.35cm" fo:padding-top="0.166cm" fo:padding-bottom="0.166cm" fo:padding-left="0.291cm" fo:padding-right="0.291cm" fo:wrap-option="wrap" draw:shadow="hidden" loext:decorative="false"/>
    </style:style>
    <style:style style:name="gr45" style:family="graphic" style:parent-style-name="standard">
      <style:graphic-properties draw:stroke="none" draw:stroke-dash="Dash_20_Dot_20_4" svg:stroke-width="0cm" svg:stroke-color="#3465a4" draw:stroke-linejoin="miter" svg:stroke-linecap="round" draw:fill="solid" draw:fill-color="#2a6099" draw:gradient-step-count="0" draw:opacity="100%" draw:textarea-horizontal-align="center" draw:textarea-vertical-align="middle" fo:padding-top="0.516cm" fo:padding-bottom="0.516cm" fo:padding-left="0.641cm" fo:padding-right="0.641cm" loext:decorative="false"/>
    </style:style>
    <style:style style:name="gr46" style:family="graphic" style:parent-style-name="standard">
      <style:graphic-properties draw:stroke="none" draw:stroke-dash="Dash_20_Dot_20_4" svg:stroke-width="0cm" svg:stroke-color="#7db944" draw:stroke-linejoin="miter" svg:stroke-linecap="round" draw:fill="solid" draw:fill-color="#7db944" draw:gradient-step-count="0" loext:fill-use-slide-background="false" draw:opacity="100%" draw:textarea-horizontal-align="center" draw:textarea-vertical-align="middle" fo:padding-top="0.516cm" fo:padding-bottom="0.516cm" fo:padding-left="0.641cm" fo:padding-right="0.641cm" loext:decorative="false"/>
    </style:style>
    <style:style style:name="gr47" style:family="graphic">
      <style:graphic-properties loext:decorative="false"/>
    </style:style>
    <style:style style:name="gr48" style:family="graphic" style:parent-style-name="standard">
      <style:graphic-properties draw:stroke="solid" draw:stroke-dash="Dash_20_Dot_20_4" svg:stroke-width="0.423cm" svg:stroke-color="#2fa98a" draw:stroke-linejoin="miter" svg:stroke-linecap="round" draw:textarea-horizontal-align="center" draw:textarea-vertical-align="middle" fo:padding-top="0.34cm" fo:padding-bottom="0.34cm" fo:padding-left="0.465cm" fo:padding-right="0.465cm" loext:decorative="false"/>
    </style:style>
    <style:style style:name="gr49" style:family="graphic" style:parent-style-name="standard">
      <style:graphic-properties draw:stroke="solid" draw:stroke-dash="Dash_20_Dot_20_4" svg:stroke-width="0.423cm" svg:stroke-color="#7db944" draw:stroke-linejoin="miter" svg:stroke-linecap="round" draw:textarea-horizontal-align="center" draw:textarea-vertical-align="middle" fo:padding-top="0.34cm" fo:padding-bottom="0.34cm" fo:padding-left="0.465cm" fo:padding-right="0.465cm" loext:decorative="false"/>
    </style:style>
    <style:style style:name="gr50" style:family="graphic" style:parent-style-name="standard">
      <style:graphic-properties draw:stroke="solid" draw:stroke-dash="Dash_20_Dot_20_4" svg:stroke-width="0.423cm" svg:stroke-color="#f5c020" draw:stroke-linejoin="miter" svg:stroke-linecap="round" draw:textarea-horizontal-align="center" draw:textarea-vertical-align="middle" fo:padding-top="0.34cm" fo:padding-bottom="0.34cm" fo:padding-left="0.465cm" fo:padding-right="0.465cm" loext:decorative="false"/>
    </style:style>
    <style:style style:name="gr51" style:family="graphic" style:parent-style-name="standard">
      <style:graphic-properties draw:stroke="solid" draw:stroke-dash="Dash_20_Dot_20_4" svg:stroke-width="0.423cm" svg:stroke-color="#f07820" draw:stroke-linejoin="miter" svg:stroke-linecap="round" draw:textarea-horizontal-align="center" draw:textarea-vertical-align="middle" fo:padding-top="0.34cm" fo:padding-bottom="0.34cm" fo:padding-left="0.465cm" fo:padding-right="0.465cm" loext:decorative="false"/>
    </style:style>
    <style:style style:name="gr52" style:family="graphic" style:parent-style-name="standard">
      <style:graphic-properties svg:stroke-width="0.423cm" draw:marker-start-width="1.374cm" draw:marker-end-width="1.374cm" svg:stroke-linecap="round" draw:textarea-vertical-align="middle" fo:padding-top="0.34cm" fo:padding-bottom="0.34cm" fo:padding-left="0.465cm" fo:padding-right="0.465cm" loext:decorative="false"/>
    </style:style>
    <style:style style:name="gr53" style:family="graphic" style:parent-style-name="objectwithoutfill">
      <style:graphic-properties svg:stroke-width="0.106cm" draw:marker-start-width="0.357cm" draw:marker-end-width="0.357cm" draw:fill="none" draw:textarea-horizontal-align="center" draw:textarea-vertical-align="middle" fo:padding-top="0.176cm" fo:padding-bottom="0.176cm" fo:padding-left="0.301cm" fo:padding-right="0.301cm" loext:decorative="false"/>
    </style:style>
    <style:style style:name="gr54" style:family="graphic" style:parent-style-name="standard">
      <style:graphic-properties draw:stroke="none" draw:stroke-dash="Dash_20_Dot_20_4" svg:stroke-width="0cm" svg:stroke-color="#2fa98a" draw:stroke-linejoin="miter" svg:stroke-linecap="round" draw:fill="solid" draw:fill-color="#2fa98a" draw:opacity="100%" draw:textarea-horizontal-align="center" draw:textarea-vertical-align="middle" fo:padding-top="0.34cm" fo:padding-bottom="0.34cm" fo:padding-left="0.465cm" fo:padding-right="0.465cm" loext:decorative="false"/>
    </style:style>
    <style:style style:name="gr55" style:family="graphic" style:parent-style-name="standard">
      <style:graphic-properties draw:stroke="none" draw:stroke-dash="Dash_20_Dot_20_4" svg:stroke-width="0cm" svg:stroke-color="#2fa98a" draw:stroke-linejoin="miter" svg:stroke-linecap="round" draw:fill="solid" draw:fill-color="#ff6d6d" draw:opacity="100%" draw:textarea-horizontal-align="center" draw:textarea-vertical-align="middle" fo:padding-top="0.34cm" fo:padding-bottom="0.34cm" fo:padding-left="0.465cm" fo:padding-right="0.465cm" loext:decorative="false"/>
    </style:style>
    <style:style style:name="gr56" style:family="graphic" style:parent-style-name="objectwithoutfill">
      <style:graphic-properties svg:stroke-width="0.106cm" svg:stroke-color="#ff6d6d" draw:marker-start-width="0.357cm" draw:marker-end-width="0.357cm" draw:fill="none" draw:textarea-horizontal-align="center" draw:textarea-vertical-align="middle" fo:padding-top="0.176cm" fo:padding-bottom="0.176cm" fo:padding-left="0.301cm" fo:padding-right="0.301cm" loext:decorative="false"/>
    </style:style>
    <style:style style:name="gr5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gradient" draw:fill-color="#b8d2b8" draw:fill-gradient-name="Gradient_20_174" draw:opacity="100%"/>
      <style:paragraph-properties fo:text-align="center"/>
    </style:style>
    <style:style style:name="P5" style:family="paragraph">
      <loext:graphic-properties draw:fill="gradient" draw:fill-color="#808080" draw:fill-gradient-name="Gradient_20_177" draw:opacity="100%"/>
      <style:paragraph-properties fo:text-align="center"/>
    </style:style>
    <style:style style:name="P6" style:family="paragraph">
      <loext:graphic-properties draw:fill="solid" draw:fill-color="#2fa98a" draw:opacity="100%"/>
      <style:paragraph-properties fo:text-align="center"/>
    </style:style>
    <style:style style:name="P7" style:family="paragraph">
      <loext:graphic-properties draw:fill="solid" draw:fill-color="#3465a4" draw:opacity="100%"/>
      <style:paragraph-properties fo:text-align="center"/>
    </style:style>
    <style:style style:name="P8" style:family="paragraph">
      <loext:graphic-properties draw:fill="gradient" draw:fill-color="#7db944" draw:fill-gradient-name="Gradient_20_1" draw:opacity="100%"/>
      <style:paragraph-properties fo:text-align="center"/>
    </style:style>
    <style:style style:name="P9" style:family="paragraph">
      <loext:graphic-properties draw:fill="solid" draw:fill-color="#e4abab" draw:opacity="100%"/>
      <style:paragraph-properties fo:text-align="center"/>
    </style:style>
    <style:style style:name="P10" style:family="paragraph">
      <loext:graphic-properties draw:fill="gradient" draw:fill-color="#7db944" draw:fill-gradient-name="Gradient_20_162" draw:gradient-step-count="0" draw:opacity="100%"/>
      <style:paragraph-properties fo:text-align="center"/>
    </style:style>
    <style:style style:name="P11" style:family="paragraph">
      <loext:graphic-properties draw:fill="gradient" draw:fill-color="#7db944" draw:fill-gradient-name="Gradient_20_163" draw:gradient-step-count="0" draw:opacity="100%"/>
      <style:paragraph-properties fo:text-align="center"/>
    </style:style>
    <style:style style:name="P12" style:family="paragraph">
      <loext:graphic-properties draw:fill="solid" draw:fill-color="#b8d2b8" draw:opacity="100%"/>
      <style:paragraph-properties fo:text-align="center"/>
    </style:style>
    <style:style style:name="P13" style:family="paragraph">
      <loext:graphic-properties draw:fill="gradient" draw:fill-color="#f07820" draw:fill-gradient-name="Gradient_20_172" draw:gradient-step-count="0" draw:opacity="100%" draw:opacity-name="Transparency_20_103"/>
      <style:paragraph-properties fo:text-align="center"/>
    </style:style>
    <style:style style:name="P14" style:family="paragraph">
      <loext:graphic-properties draw:fill="gradient" draw:fill-color="#7db944" draw:fill-gradient-name="Gradient_20_172" draw:gradient-step-count="0" draw:opacity="100%"/>
      <style:paragraph-properties fo:text-align="center"/>
    </style:style>
    <style:style style:name="P15" style:family="paragraph">
      <loext:graphic-properties draw:fill="gradient" draw:fill-color="#f07820" draw:fill-gradient-name="Gradient_20_172" draw:gradient-step-count="0" draw:opacity="100%" draw:opacity-name="Transparency_20_104"/>
      <style:paragraph-properties fo:text-align="center"/>
    </style:style>
    <style:style style:name="P16" style:family="paragraph">
      <loext:graphic-properties draw:fill="gradient" draw:fill-color="#3465a4" draw:fill-gradient-name="Gradient_20_166" draw:opacity="100%"/>
      <style:paragraph-properties fo:text-align="center"/>
    </style:style>
    <style:style style:name="P17" style:family="paragraph">
      <loext:graphic-properties draw:fill="gradient" draw:fill-color="#3465a4" draw:fill-gradient-name="Gradient_20_168" draw:opacity="100%"/>
      <style:paragraph-properties fo:text-align="center"/>
    </style:style>
    <style:style style:name="P18" style:family="paragraph">
      <loext:graphic-properties draw:fill="solid" draw:fill-color="#2a6099" draw:gradient-step-count="0" draw:opacity="100%"/>
      <style:paragraph-properties fo:text-align="center"/>
    </style:style>
    <style:style style:name="P19" style:family="paragraph">
      <loext:graphic-properties draw:fill="solid" draw:fill-color="#7db944" draw:gradient-step-count="0" draw:opacity="100%"/>
      <style:paragraph-properties fo:text-align="center"/>
    </style:style>
    <style:style style:name="P20" style:family="paragraph">
      <loext:graphic-properties draw:fill="solid" draw:fill-color="#ff6d6d" draw:opacity="100%"/>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ath draw:style-name="gr1" draw:text-style-name="P1" draw:layer="layout" svg:width="3.914cm" svg:height="0.798cm" svg:x="11.037cm" svg:y="8.885cm" svg:viewBox="0 0 3915 799" svg:d="M3915 0c-494 465-1110 799-1957 799-831 0-1440-321-1958-772">
          <text:p/>
        </draw:path>
        <draw:path draw:style-name="gr2" draw:text-style-name="P1" draw:layer="layout" svg:width="3.914cm" svg:height="2.862cm" svg:x="7.123cm" svg:y="6.05cm" svg:viewBox="0 0 3915 2863" svg:d="M3915 2863c-1227-1067-1950-2863-3915-2863">
          <text:p/>
        </draw:path>
        <draw:path draw:style-name="gr3" draw:text-style-name="P1" draw:layer="layout" svg:width="3.914cm" svg:height="2.862cm" svg:x="3.208cm" svg:y="6.05cm" svg:viewBox="0 0 3915 2863" svg:d="M3915 0c-1966 0-2688 1796-3915 2863">
          <text:p/>
        </draw:path>
        <draw:path draw:style-name="gr4" draw:text-style-name="P1" draw:layer="layout" svg:width="1.957cm" svg:height="0.771cm" svg:x="1.25cm" svg:y="8.912cm" svg:viewBox="0 0 1958 772" svg:d="M1958 0c-519 451-1127 772-1958 772">
          <text:p/>
        </draw:path>
        <draw:path draw:style-name="gr2" draw:text-style-name="P1" draw:layer="layout" svg:width="3.914cm" svg:height="2.862cm" svg:x="18.824cm" svg:y="6.05cm" svg:viewBox="0 0 3915 2863" svg:d="M3915 2863c-1227-1067-1950-2863-3915-2863">
          <text:p/>
        </draw:path>
        <draw:path draw:style-name="gr3" draw:text-style-name="P1" draw:layer="layout" svg:width="3.914cm" svg:height="2.862cm" svg:x="14.909cm" svg:y="6.05cm" svg:viewBox="0 0 3915 2863" svg:d="M3915 0c-1966 0-2688 1796-3915 2863">
          <text:p/>
        </draw:path>
        <draw:polyline draw:style-name="gr5" draw:text-style-name="P2" draw:layer="layout" svg:width="0.749cm" svg:height="1.399cm" svg:x="12.55cm" svg:y="9cm" svg:viewBox="0 0 750 1400" draw:points="0,0 750,700 750,700 0,1400">
          <text:p/>
        </draw:polyline>
      </draw:page>
      <draw:page draw:name="page2" draw:style-name="dp1" draw:master-page-name="Default">
        <draw:g draw:style-name="gr6">
          <draw:line draw:style-name="gr7" draw:text-style-name="P2" draw:layer="layout" svg:x1="6.271cm" svg:y1="9.089cm" svg:x2="6.271cm" svg:y2="7.039cm">
            <text:p/>
          </draw:line>
          <draw:path draw:style-name="gr8" draw:text-style-name="P1" draw:layer="layout" svg:width="1.335cm" svg:height="0.331cm" svg:x="4.589cm" svg:y="7.428cm" svg:viewBox="0 0 1336 332" svg:d="M1336 0c-168 193-379 332-668 332-284 0-491-133-668-321">
            <text:p/>
          </draw:path>
          <draw:path draw:style-name="gr8" draw:text-style-name="P1" draw:layer="layout" svg:width="1.335cm" svg:height="1.188cm" svg:x="3.254cm" svg:y="6.25cm" svg:viewBox="0 0 1336 1189" svg:d="M1336 1189c-419-443-666-1189-1336-1189">
            <text:p/>
          </draw:path>
          <draw:path draw:style-name="gr8" draw:text-style-name="P1" draw:layer="layout" svg:width="1.335cm" svg:height="1.188cm" svg:x="1.918cm" svg:y="6.25cm" svg:viewBox="0 0 1336 1189" svg:d="M1336 0c-671 0-917 747-1336 1189">
            <text:p/>
          </draw:path>
          <draw:path draw:style-name="gr8" draw:text-style-name="P1" draw:layer="layout" svg:width="0.667cm" svg:height="0.32cm" svg:x="1.25cm" svg:y="7.439cm" svg:viewBox="0 0 668 321" svg:d="M668 0c-177 187-385 321-668 321">
            <text:p/>
          </draw:path>
          <draw:path draw:style-name="gr8" draw:text-style-name="P1" draw:layer="layout" svg:width="1.335cm" svg:height="1.188cm" svg:x="7.246cm" svg:y="6.25cm" svg:viewBox="0 0 1336 1189" svg:d="M1336 1189c-419-443-666-1189-1336-1189">
            <text:p/>
          </draw:path>
          <draw:path draw:style-name="gr8" draw:text-style-name="P1" draw:layer="layout" svg:width="1.335cm" svg:height="1.188cm" svg:x="5.911cm" svg:y="6.25cm" svg:viewBox="0 0 1336 1189" svg:d="M1336 0c-671 0-917 747-1336 1189">
            <text:p/>
          </draw:path>
          <draw:path draw:style-name="gr8" draw:text-style-name="P1" draw:layer="layout" svg:width="1.335cm" svg:height="0.331cm" svg:x="8.577cm" svg:y="7.428cm" svg:viewBox="0 0 1336 332" svg:d="M1336 0c-168 193-379 332-668 332-284 0-491-133-668-321">
            <text:p/>
          </draw:path>
          <draw:path draw:style-name="gr8" draw:text-style-name="P1" draw:layer="layout" svg:width="1.335cm" svg:height="0.331cm" svg:x="12.577cm" svg:y="7.428cm" svg:viewBox="0 0 1336 332" svg:d="M1336 0c-168 193-379 332-668 332-284 0-491-133-668-321">
            <text:p/>
          </draw:path>
          <draw:path draw:style-name="gr8" draw:text-style-name="P1" draw:layer="layout" svg:width="1.335cm" svg:height="1.188cm" svg:x="11.241cm" svg:y="6.25cm" svg:viewBox="0 0 1336 1189" svg:d="M1336 1189c-419-443-666-1189-1336-1189">
            <text:p/>
          </draw:path>
          <draw:path draw:style-name="gr8" draw:text-style-name="P1" draw:layer="layout" svg:width="1.335cm" svg:height="1.188cm" svg:x="9.905cm" svg:y="6.25cm" svg:viewBox="0 0 1336 1189" svg:d="M1336 0c-671 0-917 747-1336 1189">
            <text:p/>
          </draw:path>
          <draw:path draw:style-name="gr8" draw:text-style-name="P1" draw:layer="layout" svg:width="1.335cm" svg:height="1.188cm" svg:x="15.233cm" svg:y="6.25cm" svg:viewBox="0 0 1336 1189" svg:d="M1336 1189c-419-443-666-1189-1336-1189">
            <text:p/>
          </draw:path>
          <draw:path draw:style-name="gr8" draw:text-style-name="P1" draw:layer="layout" svg:width="1.335cm" svg:height="1.188cm" svg:x="13.898cm" svg:y="6.25cm" svg:viewBox="0 0 1336 1189" svg:d="M1336 0c-671 0-917 747-1336 1189">
            <text:p/>
          </draw:path>
          <draw:path draw:style-name="gr8" draw:text-style-name="P1" draw:layer="layout" svg:width="1.335cm" svg:height="0.331cm" svg:x="16.564cm" svg:y="7.428cm" svg:viewBox="0 0 1336 332" svg:d="M1336 0c-168 193-379 332-668 332-284 0-491-133-668-321">
            <text:p/>
          </draw:path>
          <draw:custom-shape draw:style-name="gr9" draw:text-style-name="P3" draw:layer="layout" svg:width="0.4cm" svg:height="0.4cm" svg:x="6.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7.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2" draw:layer="layout" svg:x1="7.861cm" svg:y1="6.3cm" svg:x2="7.861cm" svg:y2="4.25cm">
            <text:p/>
          </draw:line>
          <draw:frame draw:style-name="gr10" draw:text-style-name="P2" draw:layer="layout" svg:width="2.857cm" svg:height="2.802cm" draw:transform="skewX (0.00174532925199431) rotate (-0.190240888467382) translate (6.726cm 1.74cm)">
            <draw:image xlink:href="Pictures/100000010000032000000320464DE786.png" xlink:type="simple" xlink:show="embed" xlink:actuate="onLoad" draw:mime-type="image/png">
              <text:p/>
            </draw:image>
          </draw:frame>
          <draw:custom-shape draw:style-name="gr9" draw:text-style-name="P3" draw:layer="layout" svg:width="0.4cm" svg:height="0.4cm" svg:x="2.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3.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1.335cm" svg:height="1.188cm" svg:x="7.247cm" svg:y="6.251cm" svg:viewBox="0 0 1336 1189" svg:d="M1336 1189c-419-443-666-1189-1336-1189">
            <text:p/>
          </draw:path>
          <draw:path draw:style-name="gr8" draw:text-style-name="P1" draw:layer="layout" svg:width="1.335cm" svg:height="1.188cm" svg:x="5.912cm" svg:y="6.251cm" svg:viewBox="0 0 1336 1189" svg:d="M1336 0c-671 0-917 747-1336 1189">
            <text:p/>
          </draw:path>
          <draw:custom-shape draw:style-name="gr11" draw:text-style-name="P3" draw:layer="layout" svg:width="0.4cm" svg:height="0.4cm" svg:x="6.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4cm" svg:height="0.4cm" svg:x="7.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0.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1.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4.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5.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cm" svg:height="1.98cm" draw:transform="rotate (-0.191986217719376) translate (5.479cm 8cm)">
            <draw:image xlink:href="Pictures/1000000100000320000003204BD7FDB0.png" xlink:type="simple" xlink:show="embed" xlink:actuate="onLoad" draw:mime-type="image/png">
              <text:p/>
            </draw:image>
          </draw:frame>
        </draw:g>
      </draw:page>
      <draw:page draw:name="page3" draw:style-name="dp1" draw:master-page-name="Default">
        <draw:line draw:style-name="gr7" draw:text-style-name="P2" draw:layer="layout" svg:x1="6.271cm" svg:y1="9.089cm" svg:x2="6.271cm" svg:y2="7.039cm">
          <text:p/>
        </draw:line>
        <draw:path draw:style-name="gr12" draw:text-style-name="P1" draw:layer="layout" svg:width="1.335cm" svg:height="1.188cm" svg:x="3.254cm" svg:y="6.25cm" svg:viewBox="0 0 1336 1189" svg:d="M1336 1189c-419-443-666-1189-1336-1189">
          <text:p/>
        </draw:path>
        <draw:path draw:style-name="gr12" draw:text-style-name="P1" draw:layer="layout" svg:width="1.335cm" svg:height="1.188cm" svg:x="1.918cm" svg:y="6.25cm" svg:viewBox="0 0 1336 1189" svg:d="M1336 0c-671 0-917 747-1336 1189">
          <text:p/>
        </draw:path>
        <draw:path draw:style-name="gr12" draw:text-style-name="P1" draw:layer="layout" svg:width="0.667cm" svg:height="0.32cm" svg:x="1.25cm" svg:y="7.439cm" svg:viewBox="0 0 668 321" svg:d="M668 0c-177 187-385 321-668 321">
          <text:p/>
        </draw:path>
        <draw:path draw:style-name="gr8" draw:text-style-name="P1" draw:layer="layout" svg:width="1.335cm" svg:height="1.188cm" svg:x="7.246cm" svg:y="6.25cm" svg:viewBox="0 0 1336 1189" svg:d="M1336 1189c-419-443-666-1189-1336-1189">
          <text:p/>
        </draw:path>
        <draw:path draw:style-name="gr13" draw:text-style-name="P1" draw:layer="layout" svg:width="1.335cm" svg:height="1.188cm" svg:x="5.91cm" svg:y="6.25cm" svg:viewBox="0 0 1336 1189" svg:d="M1336 0c-671 0-917 747-1336 1189">
          <text:p/>
        </draw:path>
        <draw:path draw:style-name="gr8" draw:text-style-name="P1" draw:layer="layout" svg:width="1.335cm" svg:height="0.331cm" svg:x="8.577cm" svg:y="7.428cm" svg:viewBox="0 0 1336 332" svg:d="M1336 0c-168 193-379 332-668 332-284 0-491-133-668-321">
          <text:p/>
        </draw:path>
        <draw:path draw:style-name="gr8" draw:text-style-name="P1" draw:layer="layout" svg:width="1.335cm" svg:height="0.331cm" svg:x="12.577cm" svg:y="7.428cm" svg:viewBox="0 0 1336 332" svg:d="M1336 0c-168 193-379 332-668 332-284 0-491-133-668-321">
          <text:p/>
        </draw:path>
        <draw:path draw:style-name="gr8" draw:text-style-name="P1" draw:layer="layout" svg:width="1.335cm" svg:height="1.188cm" svg:x="11.241cm" svg:y="6.25cm" svg:viewBox="0 0 1336 1189" svg:d="M1336 1189c-419-443-666-1189-1336-1189">
          <text:p/>
        </draw:path>
        <draw:path draw:style-name="gr8" draw:text-style-name="P1" draw:layer="layout" svg:width="1.335cm" svg:height="1.188cm" svg:x="9.905cm" svg:y="6.25cm" svg:viewBox="0 0 1336 1189" svg:d="M1336 0c-671 0-917 747-1336 1189">
          <text:p/>
        </draw:path>
        <draw:path draw:style-name="gr8" draw:text-style-name="P1" draw:layer="layout" svg:width="1.335cm" svg:height="1.188cm" svg:x="15.233cm" svg:y="6.25cm" svg:viewBox="0 0 1336 1189" svg:d="M1336 1189c-419-443-666-1189-1336-1189">
          <text:p/>
        </draw:path>
        <draw:path draw:style-name="gr8" draw:text-style-name="P1" draw:layer="layout" svg:width="1.335cm" svg:height="1.188cm" svg:x="13.9cm" svg:y="6.25cm" svg:viewBox="0 0 1336 1189" svg:d="M1336 0c-671 0-917 747-1336 1189">
          <text:p/>
        </draw:path>
        <draw:path draw:style-name="gr8" draw:text-style-name="P1" draw:layer="layout" svg:width="1.335cm" svg:height="0.331cm" svg:x="16.564cm" svg:y="7.428cm" svg:viewBox="0 0 1336 332" svg:d="M1336 0c-168 193-379 332-668 332-284 0-491-133-668-321">
          <text:p/>
        </draw:path>
        <draw:custom-shape draw:style-name="gr9" draw:text-style-name="P3" draw:layer="layout" svg:width="0.4cm" svg:height="0.4cm" svg:x="6.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7.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2" draw:layer="layout" svg:x1="7.861cm" svg:y1="6.3cm" svg:x2="7.861cm" svg:y2="4.25cm">
          <text:p/>
        </draw:line>
        <draw:frame draw:style-name="gr10" draw:text-style-name="P2" draw:layer="layout" svg:width="2.857cm" svg:height="2.802cm" draw:transform="skewX (0.00174532925199431) rotate (-0.190240888467382) translate (6.726cm 1.74cm)">
          <draw:image xlink:href="Pictures/100000010000032000000320464DE786.png" xlink:type="simple" xlink:show="embed" xlink:actuate="onLoad" draw:mime-type="image/png">
            <text:p/>
          </draw:image>
        </draw:frame>
        <draw:custom-shape draw:style-name="gr9" draw:text-style-name="P3" draw:layer="layout" svg:width="0.4cm" svg:height="0.4cm" svg:x="2.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3.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4cm" svg:height="0.4cm" svg:x="6.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4cm" svg:height="0.4cm" svg:x="7.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0.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1.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4.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5.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cm" svg:height="1.98cm" draw:transform="rotate (-0.191986217719376) translate (5.479cm 8cm)">
          <draw:image xlink:href="Pictures/1000000100000320000003204BD7FDB0.png" xlink:type="simple" xlink:show="embed" xlink:actuate="onLoad" draw:mime-type="image/png">
            <text:p/>
          </draw:image>
        </draw:frame>
        <draw:path draw:style-name="gr13" draw:text-style-name="P1" draw:layer="layout" svg:width="1.335cm" svg:height="0.331cm" svg:x="4.589cm" svg:y="7.428cm" svg:viewBox="0 0 1336 332" svg:d="M1336 0c-168 193-379 332-668 332-284 0-491-133-668-321">
          <text:p/>
        </draw:path>
      </draw:page>
      <draw:page draw:name="page4" draw:style-name="dp1" draw:master-page-name="Default">
        <draw:line draw:style-name="gr14" draw:text-style-name="P2" draw:layer="layout" svg:x1="6.271cm" svg:y1="8.25cm" svg:x2="6.271cm" svg:y2="7.15cm">
          <text:p/>
        </draw:line>
        <draw:path draw:style-name="gr15" draw:text-style-name="P4" draw:layer="layout" svg:width="1.547cm" svg:height="1.4cm" svg:x="3.148cm" svg:y="6.144cm" svg:viewBox="0 0 1548 1401" svg:d="M1545 1270c4 19 4 37-1 55-6 18-16 34-29 47-14 13-30 22-48 26-19 4-37 4-55-1-18-6-34-16-47-29-211-223-379-523-579-767-91-111-189-211-303-281-54-34-112-61-175-79-62-19-129-29-202-29-19 0-37-5-53-14-16-10-29-23-39-39-9-16-14-34-14-53s5-37 14-53c10-16 23-29 39-39 16-9 34-14 53-14 95 0 182 13 263 37s155 59 225 102c134 83 250 198 356 328 196 240 361 535 569 755 13 14 22 30 26 48z">
          <text:p/>
        </draw:path>
        <draw:path draw:style-name="gr12" draw:text-style-name="P1" draw:layer="layout" svg:width="1.335cm" svg:height="1.188cm" svg:x="1.918cm" svg:y="6.25cm" svg:viewBox="0 0 1336 1189" svg:d="M1336 0c-671 0-917 747-1336 1189">
          <text:p/>
        </draw:path>
        <draw:path draw:style-name="gr12" draw:text-style-name="P1" draw:layer="layout" svg:width="0.667cm" svg:height="0.32cm" svg:x="1.25cm" svg:y="7.439cm" svg:viewBox="0 0 668 321" svg:d="M668 0c-177 187-385 321-668 321">
          <text:p/>
        </draw:path>
        <draw:path draw:style-name="gr16" draw:text-style-name="P5" draw:layer="layout" svg:width="1.547cm" svg:height="1.4cm" svg:x="7.14cm" svg:y="6.144cm" svg:viewBox="0 0 1548 1401" svg:d="M1545 1270c4 19 4 37-1 55-6 18-16 34-29 47-14 13-30 22-48 26-19 4-37 4-55-1-18-6-34-16-47-29-211-223-379-523-579-767-91-111-189-211-303-281-54-34-112-61-175-79-62-19-129-29-202-29-19 0-37-5-53-14-16-10-29-23-39-39-9-16-14-34-14-53s5-37 14-53c10-16 23-29 39-39 16-9 34-14 53-14 95 0 182 13 263 37s155 59 225 102c134 83 250 198 356 328 196 240 361 535 569 755 13 14 22 30 26 48z">
          <text:p/>
        </draw:path>
        <draw:path draw:style-name="gr13" draw:text-style-name="P1" draw:layer="layout" svg:width="1.335cm" svg:height="1.188cm" svg:x="5.91cm" svg:y="6.25cm" svg:viewBox="0 0 1336 1189" svg:d="M1336 0c-671 0-917 747-1336 1189">
          <text:p/>
        </draw:path>
        <draw:path draw:style-name="gr12" draw:text-style-name="P1" draw:layer="layout" svg:width="1.335cm" svg:height="0.331cm" svg:x="8.577cm" svg:y="7.428cm" svg:viewBox="0 0 1336 332" svg:d="M1336 0c-168 193-379 332-668 332-284 0-491-133-668-321">
          <text:p/>
        </draw:path>
        <draw:path draw:style-name="gr12" draw:text-style-name="P1" draw:layer="layout" svg:width="1.335cm" svg:height="0.331cm" svg:x="12.577cm" svg:y="7.428cm" svg:viewBox="0 0 1336 332" svg:d="M1336 0c-168 193-379 332-668 332-284 0-491-133-668-321">
          <text:p/>
        </draw:path>
        <draw:path draw:style-name="gr12" draw:text-style-name="P1" draw:layer="layout" svg:width="1.335cm" svg:height="1.188cm" svg:x="11.241cm" svg:y="6.25cm" svg:viewBox="0 0 1336 1189" svg:d="M1336 1189c-419-443-666-1189-1336-1189">
          <text:p/>
        </draw:path>
        <draw:path draw:style-name="gr12" draw:text-style-name="P1" draw:layer="layout" svg:width="1.335cm" svg:height="1.188cm" svg:x="9.905cm" svg:y="6.25cm" svg:viewBox="0 0 1336 1189" svg:d="M1336 0c-671 0-917 747-1336 1189">
          <text:p/>
        </draw:path>
        <draw:path draw:style-name="gr12" draw:text-style-name="P1" draw:layer="layout" svg:width="1.335cm" svg:height="1.188cm" svg:x="15.233cm" svg:y="6.25cm" svg:viewBox="0 0 1336 1189" svg:d="M1336 1189c-419-443-666-1189-1336-1189">
          <text:p/>
        </draw:path>
        <draw:path draw:style-name="gr12" draw:text-style-name="P1" draw:layer="layout" svg:width="1.335cm" svg:height="1.188cm" svg:x="13.9cm" svg:y="6.25cm" svg:viewBox="0 0 1336 1189" svg:d="M1336 0c-671 0-917 747-1336 1189">
          <text:p/>
        </draw:path>
        <draw:path draw:style-name="gr12" draw:text-style-name="P1" draw:layer="layout" svg:width="1.335cm" svg:height="0.331cm" svg:x="16.564cm" svg:y="7.428cm" svg:viewBox="0 0 1336 332" svg:d="M1336 0c-168 193-379 332-668 332-284 0-491-133-668-321">
          <text:p/>
        </draw:path>
        <draw:custom-shape draw:style-name="gr17" draw:text-style-name="P3" draw:layer="layout" svg:width="0.4cm" svg:height="0.4cm" svg:x="6.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0.4cm" svg:height="0.4cm" svg:x="7.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7.861cm" svg:y1="6.3cm" svg:x2="7.861cm" svg:y2="4.25cm">
          <text:p/>
        </draw:line>
        <draw:frame draw:style-name="gr10" draw:text-style-name="P2" draw:layer="layout" svg:width="2.857cm" svg:height="2.802cm" draw:transform="skewX (0.00174532925199431) rotate (-0.190240888467382) translate (6.726cm 1.74cm)">
          <draw:image xlink:href="Pictures/100000010000032000000320464DE786.png" xlink:type="simple" xlink:show="embed" xlink:actuate="onLoad" draw:mime-type="image/png">
            <text:p/>
          </draw:image>
        </draw:frame>
        <draw:custom-shape draw:style-name="gr18" draw:text-style-name="P3" draw:layer="layout" svg:width="0.4cm" svg:height="0.4cm" svg:x="2.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0.4cm" svg:height="0.4cm" svg:x="3.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1.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4.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5.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cm" svg:height="1.98cm" draw:transform="rotate (-0.191986217719376) translate (5.479cm 7.95cm)">
          <draw:image xlink:href="Pictures/1000000100000320000003204BD7FDB0.png" xlink:type="simple" xlink:show="embed" xlink:actuate="onLoad" draw:mime-type="image/png">
            <text:p/>
          </draw:image>
        </draw:frame>
        <draw:path draw:style-name="gr13" draw:text-style-name="P1" draw:layer="layout" svg:width="1.335cm" svg:height="0.331cm" svg:x="4.589cm" svg:y="7.428cm" svg:viewBox="0 0 1336 332" svg:d="M1336 0c-168 193-379 332-668 332-284 0-491-133-668-321">
          <text:p/>
        </draw:path>
        <draw:line draw:style-name="gr20" draw:text-style-name="P2" draw:layer="layout" svg:x1="10.271cm" svg:y1="9.064cm" svg:x2="10.271cm" svg:y2="7.014cm">
          <text:p/>
        </draw:line>
        <draw:frame draw:style-name="gr10" draw:text-style-name="P2" draw:layer="layout" svg:width="2cm" svg:height="1.98cm" draw:transform="rotate (-0.191986217719376) translate (9.479cm 7.975cm)">
          <draw:image xlink:href="Pictures/1000000100000320000003204BD7FDB0.png" xlink:type="simple" xlink:show="embed" xlink:actuate="onLoad" draw:mime-type="image/png">
            <text:p/>
          </draw:image>
        </draw:frame>
        <draw:custom-shape draw:style-name="gr19" draw:text-style-name="P3" draw:layer="layout" svg:width="0.4cm" svg:height="0.4cm" svg:x="10.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2" draw:layer="layout" svg:x1="3.86cm" svg:y1="6.3cm" svg:x2="3.86cm" svg:y2="5.2cm">
          <text:p/>
        </draw:line>
        <draw:frame draw:style-name="gr10" draw:text-style-name="P2" draw:layer="layout" svg:width="2cm" svg:height="2cm" draw:transform="rotate (-0.191986217719376) translate (3.07cm 3.1cm)">
          <draw:image xlink:href="Pictures/100000010000032000000320B8BDD6F9.png" xlink:type="simple" xlink:show="embed" xlink:actuate="onLoad" draw:mime-type="image/png">
            <text:p/>
          </draw:image>
        </draw:frame>
      </draw:page>
      <draw:page draw:name="page5" draw:style-name="dp1" draw:master-page-name="Default">
        <draw:line draw:style-name="gr14" draw:text-style-name="P2" draw:layer="layout" svg:x1="6.271cm" svg:y1="8.25cm" svg:x2="6.271cm" svg:y2="7.15cm">
          <text:p/>
        </draw:line>
        <draw:path draw:style-name="gr15" draw:text-style-name="P4" draw:layer="layout" svg:width="1.547cm" svg:height="1.4cm" svg:x="3.148cm" svg:y="6.144cm" svg:viewBox="0 0 1548 1401" svg:d="M1545 1270c4 19 4 37-1 55-6 18-16 34-29 47-14 13-30 22-48 26-19 4-37 4-55-1-18-6-34-16-47-29-211-223-379-523-579-767-91-111-189-211-303-281-54-34-112-61-175-79-62-19-129-29-202-29-19 0-37-5-53-14-16-10-29-23-39-39-9-16-14-34-14-53s5-37 14-53c10-16 23-29 39-39 16-9 34-14 53-14 95 0 182 13 263 37s155 59 225 102c134 83 250 198 356 328 196 240 361 535 569 755 13 14 22 30 26 48z">
          <text:p/>
        </draw:path>
        <draw:path draw:style-name="gr12" draw:text-style-name="P1" draw:layer="layout" svg:width="1.335cm" svg:height="1.188cm" svg:x="1.918cm" svg:y="6.25cm" svg:viewBox="0 0 1336 1189" svg:d="M1336 0c-671 0-917 747-1336 1189">
          <text:p/>
        </draw:path>
        <draw:path draw:style-name="gr12" draw:text-style-name="P1" draw:layer="layout" svg:width="0.667cm" svg:height="0.32cm" svg:x="1.25cm" svg:y="7.439cm" svg:viewBox="0 0 668 321" svg:d="M668 0c-177 187-385 321-668 321">
          <text:p/>
        </draw:path>
        <draw:path draw:style-name="gr16" draw:text-style-name="P5" draw:layer="layout" svg:width="1.547cm" svg:height="1.4cm" svg:x="7.14cm" svg:y="6.144cm" svg:viewBox="0 0 1548 1401" svg:d="M1545 1270c4 19 4 37-1 55-6 18-16 34-29 47-14 13-30 22-48 26-19 4-37 4-55-1-18-6-34-16-47-29-211-223-379-523-579-767-91-111-189-211-303-281-54-34-112-61-175-79-62-19-129-29-202-29-19 0-37-5-53-14-16-10-29-23-39-39-9-16-14-34-14-53s5-37 14-53c10-16 23-29 39-39 16-9 34-14 53-14 95 0 182 13 263 37s155 59 225 102c134 83 250 198 356 328 196 240 361 535 569 755 13 14 22 30 26 48z">
          <text:p/>
        </draw:path>
        <draw:path draw:style-name="gr13" draw:text-style-name="P1" draw:layer="layout" svg:width="1.335cm" svg:height="1.188cm" svg:x="5.91cm" svg:y="6.25cm" svg:viewBox="0 0 1336 1189" svg:d="M1336 0c-671 0-917 747-1336 1189">
          <text:p/>
        </draw:path>
        <draw:path draw:style-name="gr12" draw:text-style-name="P1" draw:layer="layout" svg:width="1.335cm" svg:height="0.331cm" svg:x="8.577cm" svg:y="7.428cm" svg:viewBox="0 0 1336 332" svg:d="M1336 0c-168 193-379 332-668 332-284 0-491-133-668-321">
          <text:p/>
        </draw:path>
        <draw:path draw:style-name="gr12" draw:text-style-name="P1" draw:layer="layout" svg:width="1.335cm" svg:height="0.331cm" svg:x="12.577cm" svg:y="7.428cm" svg:viewBox="0 0 1336 332" svg:d="M1336 0c-168 193-379 332-668 332-284 0-491-133-668-321">
          <text:p/>
        </draw:path>
        <draw:path draw:style-name="gr12" draw:text-style-name="P1" draw:layer="layout" svg:width="1.335cm" svg:height="1.188cm" svg:x="11.241cm" svg:y="6.25cm" svg:viewBox="0 0 1336 1189" svg:d="M1336 1189c-419-443-666-1189-1336-1189">
          <text:p/>
        </draw:path>
        <draw:path draw:style-name="gr12" draw:text-style-name="P1" draw:layer="layout" svg:width="1.335cm" svg:height="1.188cm" svg:x="9.905cm" svg:y="6.25cm" svg:viewBox="0 0 1336 1189" svg:d="M1336 0c-671 0-917 747-1336 1189">
          <text:p/>
        </draw:path>
        <draw:path draw:style-name="gr12" draw:text-style-name="P1" draw:layer="layout" svg:width="1.335cm" svg:height="1.188cm" svg:x="15.233cm" svg:y="6.25cm" svg:viewBox="0 0 1336 1189" svg:d="M1336 1189c-419-443-666-1189-1336-1189">
          <text:p/>
        </draw:path>
        <draw:path draw:style-name="gr12" draw:text-style-name="P1" draw:layer="layout" svg:width="1.335cm" svg:height="1.188cm" svg:x="13.9cm" svg:y="6.25cm" svg:viewBox="0 0 1336 1189" svg:d="M1336 0c-671 0-917 747-1336 1189">
          <text:p/>
        </draw:path>
        <draw:path draw:style-name="gr12" draw:text-style-name="P1" draw:layer="layout" svg:width="1.335cm" svg:height="0.331cm" svg:x="16.564cm" svg:y="7.428cm" svg:viewBox="0 0 1336 332" svg:d="M1336 0c-168 193-379 332-668 332-284 0-491-133-668-321">
          <text:p/>
        </draw:path>
        <draw:custom-shape draw:style-name="gr17" draw:text-style-name="P3" draw:layer="layout" svg:width="0.4cm" svg:height="0.4cm" svg:x="6.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0.4cm" svg:height="0.4cm" svg:x="7.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7.861cm" svg:y1="6.3cm" svg:x2="7.861cm" svg:y2="4.25cm">
          <text:p/>
        </draw:line>
        <draw:frame draw:style-name="gr10" draw:text-style-name="P2" draw:layer="layout" svg:width="2.857cm" svg:height="2.802cm" draw:transform="skewX (0.00174532925199431) rotate (-0.190240888467382) translate (6.726cm 1.74cm)">
          <draw:image xlink:href="Pictures/100000010000032000000320464DE786.png" xlink:type="simple" xlink:show="embed" xlink:actuate="onLoad" draw:mime-type="image/png">
            <text:p/>
          </draw:image>
        </draw:frame>
        <draw:custom-shape draw:style-name="gr18" draw:text-style-name="P3" draw:layer="layout" svg:width="0.4cm" svg:height="0.4cm" svg:x="2.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0.4cm" svg:height="0.4cm" svg:x="3.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1.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4.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5.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cm" svg:height="1.98cm" draw:transform="rotate (-0.191986217719376) translate (5.479cm 7.95cm)">
          <draw:image xlink:href="Pictures/1000000100000320000003204BD7FDB0.png" xlink:type="simple" xlink:show="embed" xlink:actuate="onLoad" draw:mime-type="image/png">
            <text:p/>
          </draw:image>
        </draw:frame>
        <draw:path draw:style-name="gr13" draw:text-style-name="P1" draw:layer="layout" svg:width="1.335cm" svg:height="0.331cm" svg:x="4.589cm" svg:y="7.428cm" svg:viewBox="0 0 1336 332" svg:d="M1336 0c-168 193-379 332-668 332-284 0-491-133-668-321">
          <text:p/>
        </draw:path>
        <draw:line draw:style-name="gr20" draw:text-style-name="P2" draw:layer="layout" svg:x1="10.271cm" svg:y1="9.064cm" svg:x2="10.271cm" svg:y2="7.014cm">
          <text:p/>
        </draw:line>
        <draw:custom-shape draw:style-name="gr19" draw:text-style-name="P3" draw:layer="layout" svg:width="0.4cm" svg:height="0.4cm" svg:x="10.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2" draw:layer="layout" svg:x1="3.86cm" svg:y1="6.3cm" svg:x2="3.86cm" svg:y2="5.2cm">
          <text:p/>
        </draw:line>
        <draw:frame draw:style-name="gr10" draw:text-style-name="P2" draw:layer="layout" svg:width="2cm" svg:height="2cm" draw:transform="rotate (-0.191986217719376) translate (3.07cm 3.1cm)">
          <draw:image xlink:href="Pictures/100000010000032000000320B8BDD6F9.png" xlink:type="simple" xlink:show="embed" xlink:actuate="onLoad" draw:mime-type="image/png">
            <text:p/>
          </draw:image>
        </draw:frame>
        <draw:frame draw:style-name="gr10" draw:text-style-name="P2" draw:layer="layout" svg:width="2cm" svg:height="1.96cm" draw:transform="rotate (-0.191986217719376) translate (9.474cm 7.98cm)">
          <draw:image xlink:href="Pictures/100000010000032000000320ED520C3D.png" xlink:type="simple" xlink:show="embed" xlink:actuate="onLoad" draw:mime-type="image/png">
            <text:p/>
          </draw:image>
        </draw:frame>
      </draw:page>
      <draw:page draw:name="page6" draw:style-name="dp1" draw:master-page-name="Default">
        <draw:path draw:style-name="gr21" draw:text-style-name="P1" draw:layer="layout" svg:width="1.632cm" svg:height="0.331cm" svg:x="5.132cm" svg:y="7.428cm" svg:viewBox="0 0 1633 332" svg:d="M1633 0c-206 193-463 332-817 332-346 0-600-133-816-321">
          <text:p/>
        </draw:path>
        <draw:path draw:style-name="gr22" draw:text-style-name="P1" draw:layer="layout" svg:width="1.632cm" svg:height="1.188cm" svg:x="3.5cm" svg:y="6.25cm" svg:viewBox="0 0 1633 1189" svg:d="M1633 1189c-512-443-813-1189-1633-1189">
          <text:p/>
        </draw:path>
        <draw:path draw:style-name="gr23" draw:text-style-name="P1" draw:layer="layout" svg:width="1.632cm" svg:height="1.188cm" svg:x="1.866cm" svg:y="6.25cm" svg:viewBox="0 0 1633 1189" svg:d="M1633 0c-820 0-1121 747-1633 1189">
          <text:p/>
        </draw:path>
        <draw:path draw:style-name="gr24" draw:text-style-name="P1" draw:layer="layout" svg:width="0.815cm" svg:height="0.32cm" svg:x="1.05cm" svg:y="7.439cm" svg:viewBox="0 0 816 321" svg:d="M816 0c-215 187-470 321-816 321">
          <text:p/>
        </draw:path>
        <draw:path draw:style-name="gr22" draw:text-style-name="P1" draw:layer="layout" svg:width="2.212cm" svg:height="3.438cm" svg:x="9cm" svg:y="4cm" svg:viewBox="0 0 2213 3439" svg:d="M2213 3439c-512-443-1393-3439-2213-3439">
          <text:p/>
        </draw:path>
        <draw:path draw:style-name="gr23" draw:text-style-name="P1" draw:layer="layout" svg:width="2.234cm" svg:height="3.427cm" svg:x="6.765cm" svg:y="4cm" svg:viewBox="0 0 2235 3428" svg:d="M2235 0c-820 0-1723 2986-2235 3428">
          <text:p/>
        </draw:path>
        <draw:path draw:style-name="gr21" draw:text-style-name="P1" draw:layer="layout" svg:width="1.632cm" svg:height="0.331cm" svg:x="11.207cm" svg:y="7.428cm" svg:viewBox="0 0 1633 332" svg:d="M1633 0c-206 193-463 332-817 332-346 0-600-133-816-321">
          <text:p/>
        </draw:path>
        <draw:path draw:style-name="gr21" draw:text-style-name="P1" draw:layer="layout" svg:width="1.632cm" svg:height="0.331cm" svg:x="16.096cm" svg:y="7.428cm" svg:viewBox="0 0 1633 332" svg:d="M1633 0c-206 193-463 332-817 332-346 0-600-133-816-321">
          <text:p/>
        </draw:path>
        <draw:path draw:style-name="gr22" draw:text-style-name="P1" draw:layer="layout" svg:width="1.632cm" svg:height="1.188cm" svg:x="14.464cm" svg:y="6.25cm" svg:viewBox="0 0 1633 1189" svg:d="M1633 1189c-512-443-813-1189-1633-1189">
          <text:p/>
        </draw:path>
        <draw:path draw:style-name="gr23" draw:text-style-name="P1" draw:layer="layout" svg:width="1.632cm" svg:height="1.188cm" svg:x="12.83cm" svg:y="6.25cm" svg:viewBox="0 0 1633 1189" svg:d="M1633 0c-820 0-1121 747-1633 1189">
          <text:p/>
        </draw:path>
        <draw:path draw:style-name="gr22" draw:text-style-name="P1" draw:layer="layout" svg:width="1.632cm" svg:height="1.188cm" svg:x="19.344cm" svg:y="6.25cm" svg:viewBox="0 0 1633 1189" svg:d="M1633 1189c-512-443-813-1189-1633-1189">
          <text:p/>
        </draw:path>
        <draw:path draw:style-name="gr23" draw:text-style-name="P1" draw:layer="layout" svg:width="1.632cm" svg:height="1.188cm" svg:x="17.711cm" svg:y="6.25cm" svg:viewBox="0 0 1633 1189" svg:d="M1633 0c-820 0-1121 747-1633 1189">
          <text:p/>
        </draw:path>
        <draw:path draw:style-name="gr21" draw:text-style-name="P1" draw:layer="layout" svg:width="1.632cm" svg:height="0.331cm" svg:x="20.971cm" svg:y="7.428cm" svg:viewBox="0 0 1633 332" svg:d="M1633 0c-206 193-463 332-817 332-346 0-600-133-816-321">
          <text:p/>
        </draw:path>
      </draw:page>
      <draw:page draw:name="page7" draw:style-name="dp1" draw:master-page-name="Default">
        <draw:path draw:style-name="gr25" draw:text-style-name="P1" draw:layer="layout" svg:width="1.632cm" svg:height="0.331cm" svg:x="5.832cm" svg:y="7.428cm" svg:viewBox="0 0 1633 332" svg:d="M1633 0c-206 193-463 332-817 332-346 0-600-133-816-321">
          <text:p/>
        </draw:path>
        <draw:path draw:style-name="gr25" draw:text-style-name="P1" draw:layer="layout" svg:width="1.632cm" svg:height="1.188cm" svg:x="4.2cm" svg:y="6.25cm" svg:viewBox="0 0 1633 1189" svg:d="M1633 1189c-512-443-813-1189-1633-1189">
          <text:p/>
        </draw:path>
        <draw:path draw:style-name="gr25" draw:text-style-name="P1" draw:layer="layout" svg:width="1.632cm" svg:height="1.188cm" svg:x="2.566cm" svg:y="6.25cm" svg:viewBox="0 0 1633 1189" svg:d="M1633 0c-820 0-1121 747-1633 1189">
          <text:p/>
        </draw:path>
        <draw:path draw:style-name="gr25" draw:text-style-name="P1" draw:layer="layout" svg:width="0.815cm" svg:height="0.32cm" svg:x="1.75cm" svg:y="7.439cm" svg:viewBox="0 0 816 321" svg:d="M816 0c-215 187-470 321-816 321">
          <text:p/>
        </draw:path>
        <draw:path draw:style-name="gr25" draw:text-style-name="P1" draw:layer="layout" svg:width="2.309cm" svg:height="2.188cm" svg:x="9.7cm" svg:y="5.25cm" svg:viewBox="0 0 2310 2189" svg:d="M2310 2189c-723-816-1150-2189-2310-2189">
          <text:p/>
        </draw:path>
        <draw:path draw:style-name="gr25" draw:text-style-name="P1" draw:layer="layout" svg:width="2.149cm" svg:height="2.188cm" svg:x="7.447cm" svg:y="5.25cm" svg:viewBox="0 0 2150 2189" svg:d="M2150 0c-1080 0-1476 1374-2150 2189">
          <text:p/>
        </draw:path>
        <draw:path draw:style-name="gr25" draw:text-style-name="P1" draw:layer="layout" svg:width="1.632cm" svg:height="0.331cm" svg:x="12.007cm" svg:y="7.428cm" svg:viewBox="0 0 1633 332" svg:d="M1633 0c-206 193-463 332-817 332-346 0-600-133-816-321">
          <text:p/>
        </draw:path>
        <draw:path draw:style-name="gr25" draw:text-style-name="P1" draw:layer="layout" svg:width="1.632cm" svg:height="0.331cm" svg:x="16.896cm" svg:y="7.428cm" svg:viewBox="0 0 1633 332" svg:d="M1633 0c-206 193-463 332-817 332-346 0-600-133-816-321">
          <text:p/>
        </draw:path>
        <draw:path draw:style-name="gr25" draw:text-style-name="P1" draw:layer="layout" svg:width="1.632cm" svg:height="1.188cm" svg:x="15.264cm" svg:y="6.25cm" svg:viewBox="0 0 1633 1189" svg:d="M1633 1189c-512-443-813-1189-1633-1189">
          <text:p/>
        </draw:path>
        <draw:path draw:style-name="gr25" draw:text-style-name="P1" draw:layer="layout" svg:width="1.632cm" svg:height="1.188cm" svg:x="13.63cm" svg:y="6.25cm" svg:viewBox="0 0 1633 1189" svg:d="M1633 0c-820 0-1121 747-1633 1189">
          <text:p/>
        </draw:path>
        <draw:path draw:style-name="gr25" draw:text-style-name="P1" draw:layer="layout" svg:width="1.632cm" svg:height="1.188cm" svg:x="20.144cm" svg:y="6.25cm" svg:viewBox="0 0 1633 1189" svg:d="M1633 1189c-512-443-813-1189-1633-1189">
          <text:p/>
        </draw:path>
        <draw:path draw:style-name="gr25" draw:text-style-name="P1" draw:layer="layout" svg:width="1.632cm" svg:height="1.188cm" svg:x="18.511cm" svg:y="6.25cm" svg:viewBox="0 0 1633 1189" svg:d="M1633 0c-820 0-1121 747-1633 1189">
          <text:p/>
        </draw:path>
        <draw:path draw:style-name="gr25" draw:text-style-name="P1" draw:layer="layout" svg:width="1.632cm" svg:height="0.331cm" svg:x="21.771cm" svg:y="7.428cm" svg:viewBox="0 0 1633 332" svg:d="M1633 0c-206 193-463 332-817 332-346 0-600-133-816-321">
          <text:p/>
        </draw:path>
      </draw:page>
      <draw:page draw:name="page8" draw:style-name="dp1" draw:master-page-name="Default">
        <draw:path draw:style-name="gr1" draw:text-style-name="P1" draw:layer="layout" svg:width="2.511cm" svg:height="0.511cm" svg:x="7.531cm" svg:y="7.868cm" svg:viewBox="0 0 2512 512" svg:d="M2512 0c-316 298-712 512-1256 512-533 0-923-205-1256-495">
          <text:p/>
        </draw:path>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1" draw:text-style-name="P1" draw:layer="layout" svg:width="2.511cm" svg:height="0.511cm" svg:x="15.032cm" svg:y="7.868cm" svg:viewBox="0 0 2512 512" svg:d="M2512 0c-316 298-712 512-1256 512-533 0-923-205-1256-495">
          <text:p/>
        </draw:path>
        <draw:path draw:style-name="gr3" draw:text-style-name="P1" draw:layer="layout" svg:width="2.511cm" svg:height="1.834cm" svg:x="17.517cm" svg:y="6.05cm" svg:viewBox="0 0 2512 1835" svg:d="M2512 0c-1261 0-1724 1152-2512 1835">
          <text:p/>
        </draw:path>
        <draw:path draw:style-name="gr1" draw:text-style-name="P1" draw:layer="layout" svg:width="2.511cm" svg:height="0.511cm" draw:transform="rotate (-3.14159265358979) translate (10.0444388791057cm 11.1621365627362cm)" svg:viewBox="0 0 2512 512" svg:d="M0 0c317 298 712 512 1256 512 533 0 924-205 1256-49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1" draw:text-style-name="P1" draw:layer="layout" svg:width="2.511cm" svg:height="0.511cm" draw:transform="rotate (-3.14159265358979) translate (17.5454388791057cm 11.1621365627362cm)" svg:viewBox="0 0 2512 512" svg:d="M0 0c317 298 712 512 1256 512 533 0 924-205 1256-495">
          <text:p/>
        </draw:path>
        <draw:path draw:style-name="gr3" draw:text-style-name="P1" draw:layer="layout" svg:width="2.511cm" svg:height="1.834cm" draw:transform="rotate (-3.14159265358979) translate (20.0299187446934cm 12.9801605245867cm)" svg:viewBox="0 0 2512 1835" svg:d="M0 0c1261 0 1725 1152 2512 1835">
          <text:p/>
        </draw:path>
        <draw:circle draw:style-name="gr26" draw:text-style-name="P1" draw:layer="layout" svg:width="7cm" svg:height="7cm" svg:x="16.45cm" svg:y="6cm" draw:kind="arc" draw:start-angle="272.64" draw:end-angle="87.54">
          <text:p/>
        </draw:circle>
      </draw:page>
      <draw:page draw:name="page9" draw:style-name="dp1" draw:master-page-name="Default">
        <draw:path draw:style-name="gr1" draw:text-style-name="P1" draw:layer="layout" svg:width="2.511cm" svg:height="0.511cm" svg:x="7.531cm" svg:y="7.868cm" svg:viewBox="0 0 2512 512" svg:d="M2512 0c-316 298-712 512-1256 512-533 0-923-205-1256-495">
          <text:p/>
        </draw:path>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1" draw:text-style-name="P1" draw:layer="layout" svg:width="2.511cm" svg:height="0.511cm" svg:x="15.032cm" svg:y="7.868cm" svg:viewBox="0 0 2512 512" svg:d="M2512 0c-316 298-712 512-1256 512-533 0-923-205-1256-495">
          <text:p/>
        </draw:path>
        <draw:path draw:style-name="gr3" draw:text-style-name="P1" draw:layer="layout" svg:width="2.511cm" svg:height="1.834cm" svg:x="17.517cm" svg:y="6.05cm" svg:viewBox="0 0 2512 1835" svg:d="M2512 0c-1261 0-1724 1152-2512 1835">
          <text:p/>
        </draw:path>
        <draw:path draw:style-name="gr1" draw:text-style-name="P1" draw:layer="layout" svg:width="2.511cm" svg:height="0.511cm" draw:transform="rotate (-3.14159265358979) translate (10.0444388791057cm 11.1621365627362cm)" svg:viewBox="0 0 2512 512" svg:d="M0 0c317 298 712 512 1256 512 533 0 924-205 1256-49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1" draw:text-style-name="P1" draw:layer="layout" svg:width="2.511cm" svg:height="0.511cm" draw:transform="rotate (-3.14159265358979) translate (17.5454388791057cm 11.1621365627362cm)" svg:viewBox="0 0 2512 512" svg:d="M0 0c317 298 712 512 1256 512 533 0 924-205 1256-495">
          <text:p/>
        </draw:path>
        <draw:path draw:style-name="gr3" draw:text-style-name="P1" draw:layer="layout" svg:width="2.511cm" svg:height="1.834cm" draw:transform="rotate (-3.14159265358979) translate (20.0299187446934cm 12.9801605245867cm)" svg:viewBox="0 0 2512 1835" svg:d="M0 0c1261 0 1725 1152 2512 1835">
          <text:p/>
        </draw:path>
        <draw:circle draw:style-name="gr27" draw:text-style-name="P1" draw:layer="layout" svg:width="7cm" svg:height="7cm" svg:x="16.45cm" svg:y="6cm" draw:kind="arc" draw:start-angle="272.64" draw:end-angle="87.62">
          <text:p/>
        </draw:circle>
      </draw:page>
      <draw:page draw:name="page10" draw:style-name="dp1" draw:master-page-name="Default">
        <draw:path draw:style-name="gr1" draw:text-style-name="P1" draw:layer="layout" svg:width="2.511cm" svg:height="0.511cm" svg:x="7.531cm" svg:y="7.868cm" svg:viewBox="0 0 2512 512" svg:d="M2512 0c-316 298-712 512-1256 512-533 0-923-205-1256-495">
          <text:p/>
        </draw:path>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1" draw:text-style-name="P1" draw:layer="layout" svg:width="2.511cm" svg:height="0.511cm" svg:x="15.032cm" svg:y="7.868cm" svg:viewBox="0 0 2512 512" svg:d="M2512 0c-316 298-712 512-1256 512-533 0-923-205-1256-495">
          <text:p/>
        </draw:path>
        <draw:path draw:style-name="gr1" draw:text-style-name="P1" draw:layer="layout" svg:width="2.511cm" svg:height="0.511cm" draw:transform="rotate (-3.14159265358979) translate (10.0444388791057cm 11.1621365627362cm)" svg:viewBox="0 0 2512 512" svg:d="M0 0c317 298 712 512 1256 512 533 0 924-205 1256-49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1" draw:text-style-name="P1" draw:layer="layout" svg:width="2.511cm" svg:height="0.511cm" draw:transform="rotate (-3.14159265358979) translate (17.5454388791057cm 11.1621365627362cm)" svg:viewBox="0 0 2512 512" svg:d="M0 0c317 298 712 512 1256 512 533 0 924-205 1256-495">
          <text:p/>
        </draw:path>
        <draw:path draw:style-name="gr3" draw:text-style-name="P1" draw:layer="layout" svg:width="2.481cm" svg:height="1.604cm" draw:transform="rotate (-3.14159265358979) translate (20cm 12.75cm)" svg:viewBox="0 0 2482 1605" svg:d="M0 0c1261 0 1695 921 2482 1605">
          <text:p/>
        </draw:path>
        <draw:ellipse draw:style-name="gr28" draw:text-style-name="P1" draw:layer="layout" svg:width="7cm" svg:height="6.46cm" svg:x="16.45cm" svg:y="6.29cm" draw:kind="arc" draw:start-angle="271.02" draw:end-angle="88.34">
          <text:p/>
        </draw:ellipse>
        <draw:path draw:style-name="gr3" draw:text-style-name="P1" draw:layer="layout" svg:width="2.481cm" svg:height="1.604cm" svg:x="17.518cm" svg:y="6.29cm" svg:viewBox="0 0 2482 1605" svg:d="M2482 0c-1261 0-1695 921-2482 1605">
          <text:p/>
        </draw:path>
      </draw:page>
      <draw:page draw:name="page11" draw:style-name="dp1" draw:master-page-name="Default">
        <draw:path draw:style-name="gr1" draw:text-style-name="P1" draw:layer="layout" svg:width="2.511cm" svg:height="0.511cm" svg:x="7.531cm" svg:y="7.868cm" svg:viewBox="0 0 2512 512" svg:d="M2512 0c-316 298-712 512-1256 512-533 0-923-205-1256-495">
          <text:p/>
        </draw:path>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1" draw:text-style-name="P1" draw:layer="layout" svg:width="2.511cm" svg:height="0.511cm" svg:x="15.032cm" svg:y="7.868cm" svg:viewBox="0 0 2512 512" svg:d="M2512 0c-316 298-712 512-1256 512-533 0-923-205-1256-495">
          <text:p/>
        </draw:path>
        <draw:path draw:style-name="gr1" draw:text-style-name="P1" draw:layer="layout" svg:width="2.511cm" svg:height="0.511cm" draw:transform="rotate (-3.14159265358979) translate (10.0444388791057cm 11.1621365627362cm)" svg:viewBox="0 0 2512 512" svg:d="M0 0c317 298 712 512 1256 512 533 0 924-205 1256-49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1" draw:text-style-name="P1" draw:layer="layout" svg:width="2.511cm" svg:height="0.511cm" draw:transform="rotate (-3.14159265358979) translate (17.5454388791057cm 11.1621365627362cm)" svg:viewBox="0 0 2512 512" svg:d="M0 0c317 298 712 512 1256 512 533 0 924-205 1256-495">
          <text:p/>
        </draw:path>
        <draw:path draw:style-name="gr3" draw:text-style-name="P1" draw:layer="layout" svg:width="2.481cm" svg:height="1.604cm" draw:transform="rotate (-3.14159265358979) translate (20cm 12.75cm)" svg:viewBox="0 0 2482 1605" svg:d="M0 0c1261 0 1695 921 2482 1605">
          <text:p/>
        </draw:path>
        <draw:ellipse draw:style-name="gr28" draw:text-style-name="P1" draw:layer="layout" svg:width="7cm" svg:height="6.46cm" svg:x="16.45cm" svg:y="6.29cm" draw:kind="arc" draw:start-angle="271.02" draw:end-angle="88.34">
          <text:p/>
        </draw:ellipse>
        <draw:path draw:style-name="gr3" draw:text-style-name="P1" draw:layer="layout" svg:width="2.481cm" svg:height="1.604cm" svg:x="17.518cm" svg:y="6.29cm" svg:viewBox="0 0 2482 1605" svg:d="M2482 0c-1261 0-1695 921-2482 1605">
          <text:p/>
        </draw:path>
        <draw:polyline draw:style-name="gr5" draw:text-style-name="P2" draw:layer="layout" svg:width="0.749cm" svg:height="1.399cm" svg:x="8.25cm" svg:y="7.65cm" svg:viewBox="0 0 750 1400" draw:points="0,0 750,700 750,700 0,1400">
          <text:p/>
        </draw:polyline>
      </draw:page>
      <draw:page draw:name="page12" draw:style-name="dp1" draw:master-page-name="Default">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3" draw:text-style-name="P1" draw:layer="layout" svg:width="2.481cm" svg:height="1.604cm" draw:transform="rotate (-3.14159265358979) translate (20cm 12.75cm)" svg:viewBox="0 0 2482 1605" svg:d="M0 0c1261 0 1695 921 2482 1605">
          <text:p/>
        </draw:path>
        <draw:ellipse draw:style-name="gr28" draw:text-style-name="P1" draw:layer="layout" svg:width="7cm" svg:height="6.46cm" svg:x="16.45cm" svg:y="6.29cm" draw:kind="arc" draw:start-angle="271.02" draw:end-angle="88.34">
          <text:p/>
        </draw:ellipse>
        <draw:path draw:style-name="gr3" draw:text-style-name="P1" draw:layer="layout" svg:width="2.481cm" svg:height="1.604cm" svg:x="17.518cm" svg:y="6.29cm" svg:viewBox="0 0 2482 1605" svg:d="M2482 0c-1261 0-1695 921-2482 1605">
          <text:p/>
        </draw:path>
        <draw:path draw:style-name="gr29" draw:text-style-name="P6" draw:layer="layout" svg:width="3.295cm" svg:height="1.294cm" svg:x="7.14cm" svg:y="7.476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29" draw:text-style-name="P6" draw:layer="layout" svg:width="3.295cm" svg:height="1.294cm" svg:x="14.642cm" svg:y="7.476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29" draw:text-style-name="P6" draw:layer="layout" svg:width="3.295cm" svg:height="1.294cm" draw:transform="rotate (-3.14159265358979) translate (17.9154003160325cm 11.5716365752794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29" draw:text-style-name="P6" draw:layer="layout" svg:width="3.295cm" svg:height="1.294cm" draw:transform="rotate (-3.14159265358979) translate (10.4054003160325cm 11.5716365752794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ge>
      <draw:page draw:name="page13" draw:style-name="dp1" draw:master-page-name="Default">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3" draw:text-style-name="P1" draw:layer="layout" svg:width="2.481cm" svg:height="1.604cm" draw:transform="rotate (-3.14159265358979) translate (20cm 12.75cm)" svg:viewBox="0 0 2482 1605" svg:d="M0 0c1261 0 1695 921 2482 1605">
          <text:p/>
        </draw:path>
        <draw:path draw:style-name="gr3" draw:text-style-name="P1" draw:layer="layout" svg:width="2.481cm" svg:height="1.604cm" svg:x="17.518cm" svg:y="6.29cm" svg:viewBox="0 0 2482 1605" svg:d="M2482 0c-1261 0-1695 921-2482 1605">
          <text:p/>
        </draw:path>
        <draw:path draw:style-name="gr29" draw:text-style-name="P6" draw:layer="layout" svg:width="3.295cm" svg:height="1.294cm" svg:x="7.14cm" svg:y="7.476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29" draw:text-style-name="P6" draw:layer="layout" svg:width="3.295cm" svg:height="1.294cm" svg:x="14.642cm" svg:y="7.476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29" draw:text-style-name="P6" draw:layer="layout" svg:width="3.295cm" svg:height="1.294cm" draw:transform="rotate (-3.14159265358979) translate (17.9154003160325cm 11.5716365752794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29" draw:text-style-name="P6" draw:layer="layout" svg:width="3.295cm" svg:height="1.294cm" draw:transform="rotate (-3.14159265358979) translate (10.4054003160325cm 11.5716365752794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30" draw:text-style-name="P7" draw:layer="layout" svg:width="4.22cm" svg:height="7.24cm" svg:x="19.621cm" svg:y="5.9cm" svg:viewBox="0 0 4221 7241" svg:d="M3779 3670l-364-390c-17-131-44-260-81-387-69-237-171-466-306-680l332-208 332-207-332 207-332 208c-135-216-300-414-489-589-192-177-408-330-644-456-224-119-463-212-710-277-248-65-505-101-765-108-69-2-136-22-194-58-59-36-107-86-140-147-32-60-49-128-47-197s22-136 58-194c36-59 87-107 147-140 60-32 128-49 197-47 320 9 636 54 942 134 307 80 602 195 880 343 296 158 567 350 807 571 241 223 450 475 622 750 173 276 305 571 394 877 52 179 89 362 111 547zM3702 3897c7 8 15 15 24 20 16 9 35 14 53 14 19 0 37-5 53-14 9-5 18-12 25-20l362-388c1 37 2 74 2 111 0 321-46 638-135 945-89 306-221 601-394 878-172 275-381 526-622 749-240 221-511 413-807 571-284 151-587 268-901 349-313 80-637 124-964 129-69 1-137-16-197-49-60-34-110-82-145-141-36-59-55-126-56-195s16-136 49-197c34-60 82-110 141-145s126-55 195-56c266-4 529-40 783-105 253-65 498-159 727-281 236-126 452-279 644-456 189-175 354-372 489-588 135-215 237-444 306-681 68-236 104-480 104-727 0-2 0-4 0-5z">
          <text:p/>
        </draw:path>
      </draw:page>
      <draw:page draw:name="page14" draw:style-name="dp1" draw:master-page-name="Default">
        <draw:path draw:style-name="gr31" draw:text-style-name="P8" draw:layer="layout" svg:width="4.697cm" svg:height="3.644cm" svg:x="6.731cm" svg:y="5.658cm" svg:viewBox="0 0 4698 3645" svg:d="M4563 2959c52 45 91 103 113 168 23 65 28 134 15 202-14 67-44 130-89 182s-103 91-168 113c-65 23-135 27-202 14-68-13-131-43-183-89-620-539-1115-1261-1701-1850-260-262-540-495-866-661-155-79-321-143-501-187-182-44-377-68-589-68-69 0-137-18-196-52-60-35-109-84-144-144-34-59-52-127-52-195 0-69 18-137 52-196 35-60 84-109 144-144 59-34 127-52 196-52 279 0 535 32 774 90 241 59 463 144 671 250 401 204 747 486 1066 807 573 575 1054 1284 1660 1812z">
          <text:p/>
        </draw:path>
        <draw:polygon draw:style-name="gr2" draw:text-style-name="P1" draw:layer="layout" svg:width="0cm" svg:height="0cm" svg:x="7.123cm" svg:y="6.05cm" svg:viewBox="0 0 0 0" draw:points="0,0">
          <text:p/>
        </draw:polygon>
        <draw:path draw:style-name="gr32" draw:text-style-name="P1" draw:layer="layout" svg:width="3.914cm" svg:height="2.862cm" svg:x="3.208cm" svg:y="6.05cm" svg:viewBox="0 0 3915 2863" svg:d="M3915 0c-1966 0-2688 1796-3915 2863">
          <text:p/>
        </draw:path>
        <draw:path draw:style-name="gr4" draw:text-style-name="P1" draw:layer="layout" svg:width="1.957cm" svg:height="0.771cm" svg:x="1.25cm" svg:y="8.912cm" svg:viewBox="0 0 1958 772" svg:d="M1958 0c-519 451-1127 772-1958 772">
          <text:p/>
        </draw:path>
        <draw:path draw:style-name="gr2" draw:text-style-name="P1" draw:layer="layout" svg:width="3.914cm" svg:height="2.862cm" svg:x="18.824cm" svg:y="6.05cm" svg:viewBox="0 0 3915 2863" svg:d="M3915 2863c-1227-1067-1950-2863-3915-2863">
          <text:p/>
        </draw:path>
        <draw:path draw:style-name="gr3" draw:text-style-name="P1" draw:layer="layout" svg:width="3.914cm" svg:height="2.862cm" svg:x="14.909cm" svg:y="6.05cm" svg:viewBox="0 0 3915 2863" svg:d="M3915 0c-1966 0-2688 1796-3915 2863">
          <text:p/>
        </draw:path>
        <draw:path draw:style-name="gr29" draw:text-style-name="P6" draw:layer="layout" svg:width="4.697cm" svg:height="1.58cm" svg:x="10.646cm" svg:y="8.494cm" svg:viewBox="0 0 4698 1581" svg:d="M2499 1206l-394 368c-372-26-704-112-1005-240-359-153-675-368-966-620-51-45-90-103-113-168-22-65-27-135-14-202 13-68 44-131 89-182 45-52 103-91 168-114 65-22 135-27 202-14 68 13 131 44 183 89 228 199 475 370 758 490 194 83 404 141 637 168zM2726 1284c8-7 15-16 20-25 9-16 14-34 14-53 0-18-5-37-14-53-5-9-12-17-20-24l-353-330c353-3 660-73 930-192 279-123 520-298 735-500 50-47 111-81 178-96 67-16 137-14 203 5 66 20 125 57 172 107s80 111 96 178 14 137-6 203c-19 66-56 125-106 172-279 263-593 488-957 648-352 155-751 250-1211 257z">
          <text:p/>
        </draw:path>
      </draw:page>
      <draw:page draw:name="page15" draw:style-name="dp1" draw:master-page-name="Default">
        <draw:path draw:style-name="gr4" draw:text-style-name="P1" draw:layer="layout" svg:width="1.957cm" svg:height="0.771cm" svg:x="1.25cm" svg:y="8.912cm" svg:viewBox="0 0 1958 772" svg:d="M1958 0c-519 451-1127 772-1958 772">
          <text:p/>
        </draw:path>
        <draw:path draw:style-name="gr33" draw:text-style-name="P9" draw:layer="layout" svg:width="4.697cm" svg:height="1.58cm" svg:x="10.646cm" svg:y="8.494cm" svg:viewBox="0 0 4698 1581" svg:d="M2499 1206l-394 368c-372-26-704-112-1005-240-359-153-675-368-966-620-51-45-90-103-113-168-22-65-27-135-14-202 13-68 44-131 89-182 45-52 103-91 168-114 65-22 135-27 202-14 68 13 131 44 183 89 228 199 475 370 758 490 194 83 404 141 637 168zM2726 1284c8-7 15-16 20-25 9-16 14-34 14-53 0-18-5-37-14-53-5-9-12-17-20-24l-353-330c353-3 660-73 930-192 279-123 520-298 735-500 50-47 111-81 178-96 67-16 137-14 203 5 66 20 125 57 172 107s80 111 96 178 14 137-6 203c-19 66-56 125-106 172-279 263-593 488-957 648-352 155-751 250-1211 257z">
          <text:p/>
        </draw:path>
        <draw:path draw:style-name="gr34" draw:text-style-name="P10" draw:layer="layout" svg:width="8.612cm" svg:height="3.645cm" svg:x="2.817cm" svg:y="5.658cm" svg:viewBox="0 0 8613 3646" svg:d="M8478 2959c52 45 91 103 113 168 23 65 28 134 14 202-13 67-43 130-88 182-46 52-103 91-168 113-65 23-135 27-203 14-67-13-130-43-182-89-620-539-1115-1261-1701-1850-260-262-540-495-866-661-155-79-321-143-501-187-182-44-377-68-590-68-212 0-408 24-589 68-180 44-346 108-501 187-327 166-606 399-866 661-587 589-1081 1311-1702 1851-52 45-114 75-182 89-67 13-137 8-202-15-65-22-123-61-168-113s-76-115-89-182c-13-68-8-137 14-202 23-65 62-123 114-168 606-528 1087-1237 1660-1812 319-321 665-603 1065-807 208-106 431-191 672-250 238-58 495-90 774-90s536 32 775 90c241 59 463 144 671 250 400 204 747 486 1066 807 573 575 1053 1284 1660 1812z">
          <text:p/>
        </draw:path>
        <draw:path draw:style-name="gr35" draw:text-style-name="P11" draw:layer="layout" svg:width="8.612cm" svg:height="3.645cm" svg:x="14.53cm" svg:y="5.658cm" svg:viewBox="0 0 8613 3646" svg:d="M8478 2959c52 45 91 103 113 168 23 65 28 134 14 202-13 67-43 130-88 182-46 52-103 91-168 113-65 23-135 27-203 14-67-13-130-43-182-89-620-539-1115-1261-1701-1850-260-262-540-495-866-661-155-79-321-143-501-187-182-44-377-68-590-68-212 0-408 24-589 68-180 44-346 108-501 187-327 166-606 399-866 661-587 589-1081 1311-1702 1851-52 45-114 75-182 89-67 13-137 8-202-15-65-22-123-61-168-113s-76-115-89-182c-13-68-8-137 14-202 23-65 62-123 114-168 606-528 1087-1237 1660-1812 319-321 665-603 1065-807 208-106 431-191 672-250 238-58 495-90 774-90s536 32 775 90c241 59 463 144 671 250 400 204 747 486 1066 807 573 575 1053 1284 1660 1812z">
          <text:p/>
        </draw:path>
      </draw:page>
      <draw:page draw:name="page16" draw:style-name="dp1" draw:master-page-name="Default">
        <draw:g draw:style-name="gr6">
          <draw:path draw:style-name="gr36" draw:text-style-name="P12" draw:layer="layout" svg:width="2.107cm" svg:height="0.708cm" svg:x="10.65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37" draw:text-style-name="P13" draw:layer="layout" svg:width="1.229cm" svg:height="0.696cm" svg:x="1cm" svg:y="3.553cm" svg:viewBox="0 0 1230 697" svg:d="M939 43c23-20 51-34 82-40 30-6 61-3 90 7 30 10 56 27 76 50 20 24 34 52 40 82s3 61-7 91c-10 29-27 55-50 75-131 113-273 209-434 278-164 69-348 111-560 111-31 0-61-8-88-24-27-15-49-37-64-64-16-27-24-57-24-88 0-30 8-61 24-87 15-27 37-49 64-65 27-15 57-23 88-23 160 0 299-31 423-83 127-54 237-131 340-220z">
            <text:p/>
          </draw:path>
          <draw:path draw:style-name="gr33" draw:text-style-name="P9" draw:layer="layout" svg:width="2.107cm" svg:height="0.708cm" svg:x="5.392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34" draw:text-style-name="P10" draw:layer="layout" svg:width="3.864cm" svg:height="1.633cm" svg:x="1.879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35" draw:text-style-name="P11" draw:layer="layout" svg:width="3.864cm" svg:height="1.633cm" svg:x="7.135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38" draw:text-style-name="P14" draw:layer="layout" svg:width="3.864cm" svg:height="1.633cm" svg:x="12.393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39" draw:text-style-name="P15" draw:layer="layout" svg:width="1.229cm" svg:height="0.696cm" svg:x="15.9cm" svg:y="3.552cm" svg:viewBox="0 0 1230 697" svg:d="M291 43c-23-20-51-34-82-40-30-6-61-3-90 7-30 10-56 27-76 50-20 24-34 52-40 82s-3 61 7 91c10 29 27 55 50 75 131 113 272 209 434 278 164 69 348 111 560 111 31 0 61-8 88-24 27-15 49-37 64-64 16-27 24-57 24-88 0-30-8-61-24-87-15-27-37-49-64-65-27-15-57-23-88-23-160 0-299-31-423-83-127-54-238-131-340-220z">
            <text:p/>
          </draw:path>
          <draw:g draw:style-name="gr6">
            <draw:custom-shape draw:style-name="gr40" draw:text-style-name="P3" draw:layer="layout" svg:width="1.2cm" svg:height="1.2cm" svg:x="4.4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1" draw:text-style-name="P16" draw:layer="layout" svg:width="1.281cm" svg:height="1.281cm" svg:x="4.41cm" svg:y="2.513cm" svg:viewBox="0 0 1282 1282" svg:d="M1260 807c-14 54-36 106-64 155-28 48-62 93-102 132-39 40-84 74-133 102-48 28-100 50-154 64-54 15-110 22-166 22s-112-7-166-22c-54-14-106-36-155-64-48-28-93-62-132-102-40-39-74-84-102-132-28-49-50-101-64-155-15-54-22-110-22-166s7-112 22-166c14-54 36-106 64-154 28-49 62-94 102-133l28 28 29 29-29-29-28-28c39-40 84-74 132-102 49-28 101-50 155-64 54-15 110-22 166-22s112 7 166 22c54 14 106 36 154 64 49 28 94 62 133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2.1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2" draw:text-style-name="P12" draw:layer="layout" svg:width="1.281cm" svg:height="1.281cm" svg:x="2.11cm" svg:y="2.313cm" svg:viewBox="0 0 1282 1282" svg:d="M1260 807c-14 54-36 106-64 155-28 48-62 93-102 132-39 40-84 74-133 102-48 28-100 50-154 64-54 15-110 22-166 22s-112-7-166-22c-54-14-106-36-155-64-48-28-93-62-132-102-40-39-74-84-102-132-28-49-50-101-64-155-15-54-22-110-22-166s7-112 22-166c14-54 36-106 64-154 28-49 62-94 102-133l28 28 29 29-29-29-28-28c39-40 84-74 132-102 49-28 101-50 155-64 54-15 110-22 166-22s112 7 166 22c54 14 106 36 154 64 49 28 94 62 133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9.6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3" draw:text-style-name="P17" draw:layer="layout" svg:width="1.281cm" svg:height="1.281cm" svg:x="9.61cm" svg:y="2.5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7.3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9" draw:layer="layout" svg:width="1.281cm" svg:height="1.281cm" svg:x="7.31cm" svg:y="2.313cm" svg:viewBox="0 0 1282 1282" svg:d="M1260 807c-14 54-36 106-64 155-28 48-62 93-102 132-39 40-84 74-132 102-49 28-101 50-155 64-54 15-110 22-166 22s-112-7-166-22c-54-14-106-36-155-64-48-28-93-62-132-102-40-39-74-84-102-132-28-49-50-101-64-155-15-54-22-110-22-166s7-112 22-166c14-54 36-106 64-154 28-49 62-94 102-133l28 28 29 29-29-29-28-28c39-40 84-74 132-102 49-28 101-50 155-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14.9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2" draw:text-style-name="P12" draw:layer="layout" svg:width="1.281cm" svg:height="1.281cm" svg:x="14.91cm" svg:y="2.5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12.6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2" draw:text-style-name="P12" draw:layer="layout" svg:width="1.281cm" svg:height="1.281cm" svg:x="12.61cm" svg:y="2.3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path draw:style-name="gr36" draw:text-style-name="P12" draw:layer="layout" svg:width="2.107cm" svg:height="0.708cm" draw:transform="rotate (-3.14159265358979) translate (7.47985201906458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33" draw:text-style-name="P9" draw:layer="layout" svg:width="2.107cm" svg:height="0.708cm" draw:transform="rotate (-3.14159265358979) translate (12.7378520190646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34" draw:text-style-name="P10" draw:layer="layout" svg:width="3.864cm" svg:height="1.633cm" draw:transform="rotate (-3.14159265358979) translate (16.2508012874375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35" draw:text-style-name="P11" draw:layer="layout" svg:width="3.864cm" svg:height="1.633cm" draw:transform="rotate (-3.14159265358979) translate (10.994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38" draw:text-style-name="P14" draw:layer="layout" svg:width="3.864cm" svg:height="1.633cm" draw:transform="rotate (-3.14159265358979) translate (5.736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39" draw:text-style-name="P15" draw:layer="layout" svg:width="1.229cm" svg:height="0.696cm" draw:transform="rotate (-3.14159265358979) translate (2.23010744972944cm 5.86791799560814cm)" svg:viewBox="0 0 1230 697" svg:d="M291 43c-23-20-51-34-82-40-30-6-61-3-90 7-30 10-56 27-76 50-20 24-34 52-40 82s-3 61 7 91c10 29 27 55 50 75 131 113 272 209 434 278 164 69 348 111 560 111 31 0 61-8 88-24 27-15 49-37 64-64 16-27 24-57 24-88 0-30-8-61-24-87-15-27-37-49-64-65-27-15-57-23-88-23-160 0-299-31-423-83-127-54-238-131-340-220z">
            <text:p/>
          </draw:path>
          <draw:g draw:style-name="gr6">
            <draw:custom-shape draw:style-name="gr40" draw:text-style-name="P3" draw:layer="layout" svg:width="1.2cm" svg:height="1.2cm" svg:x="12.4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41" draw:text-style-name="P16" draw:layer="layout" svg:width="1.281cm" svg:height="1.281cm" draw:transform="rotate (-3.14159265358979) translate (13.7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14.7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42" draw:text-style-name="P12" draw:layer="layout" svg:width="1.281cm" svg:height="1.281cm" draw:transform="rotate (-3.14159265358979) translate (16.0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7.2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43" draw:text-style-name="P17" draw:layer="layout" svg:width="1.281cm" svg:height="1.281cm" draw:transform="rotate (-3.14159265358979) translate (8.5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9.5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44" draw:text-style-name="P9" draw:layer="layout" svg:width="1.281cm" svg:height="1.281cm" draw:transform="rotate (-3.14159265358979) translate (10.8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1.9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42" draw:text-style-name="P12" draw:layer="layout" svg:width="1.281cm" svg:height="1.281cm" draw:transform="rotate (-3.14159265358979) translate (3.2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4.2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42" draw:text-style-name="P12" draw:layer="layout" svg:width="1.281cm" svg:height="1.281cm" draw:transform="rotate (-3.14159265358979) translate (5.5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page>
      <draw:page draw:name="page17" draw:style-name="dp1" draw:master-page-name="Default">
        <draw:g draw:style-name="gr6">
          <draw:path draw:style-name="gr36" draw:text-style-name="P12" draw:layer="layout" svg:width="2.107cm" svg:height="0.708cm" svg:x="10.65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37" draw:text-style-name="P13" draw:layer="layout" svg:width="1.229cm" svg:height="0.696cm" svg:x="1cm" svg:y="3.553cm" svg:viewBox="0 0 1230 697" svg:d="M939 43c23-20 51-34 82-40 30-6 61-3 90 7 30 10 56 27 76 50 20 24 34 52 40 82s3 61-7 91c-10 29-27 55-50 75-131 113-273 209-434 278-164 69-348 111-560 111-31 0-61-8-88-24-27-15-49-37-64-64-16-27-24-57-24-88 0-30 8-61 24-87 15-27 37-49 64-65 27-15 57-23 88-23 160 0 299-31 423-83 127-54 237-131 340-220z">
            <text:p/>
          </draw:path>
          <draw:path draw:style-name="gr33" draw:text-style-name="P9" draw:layer="layout" svg:width="2.107cm" svg:height="0.708cm" svg:x="5.392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34" draw:text-style-name="P10" draw:layer="layout" svg:width="3.864cm" svg:height="1.633cm" svg:x="1.879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35" draw:text-style-name="P11" draw:layer="layout" svg:width="3.864cm" svg:height="1.633cm" svg:x="7.135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38" draw:text-style-name="P14" draw:layer="layout" svg:width="3.864cm" svg:height="1.633cm" svg:x="12.393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g draw:style-name="gr6">
            <draw:custom-shape draw:style-name="gr40" draw:text-style-name="P3" draw:layer="layout" svg:width="1.2cm" svg:height="1.2cm" svg:x="4.4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1" draw:text-style-name="P16" draw:layer="layout" svg:width="1.281cm" svg:height="1.281cm" svg:x="4.41cm" svg:y="2.513cm" svg:viewBox="0 0 1282 1282" svg:d="M1260 807c-14 54-36 106-64 155-28 48-62 93-102 132-39 40-84 74-133 102-48 28-100 50-154 64-54 15-110 22-166 22s-112-7-166-22c-54-14-106-36-155-64-48-28-93-62-132-102-40-39-74-84-102-132-28-49-50-101-64-155-15-54-22-110-22-166s7-112 22-166c14-54 36-106 64-154 28-49 62-94 102-133l28 28 29 29-29-29-28-28c39-40 84-74 132-102 49-28 101-50 155-64 54-15 110-22 166-22s112 7 166 22c54 14 106 36 154 64 49 28 94 62 133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2.1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2" draw:text-style-name="P12" draw:layer="layout" svg:width="1.281cm" svg:height="1.281cm" svg:x="2.11cm" svg:y="2.313cm" svg:viewBox="0 0 1282 1282" svg:d="M1260 807c-14 54-36 106-64 155-28 48-62 93-102 132-39 40-84 74-133 102-48 28-100 50-154 64-54 15-110 22-166 22s-112-7-166-22c-54-14-106-36-155-64-48-28-93-62-132-102-40-39-74-84-102-132-28-49-50-101-64-155-15-54-22-110-22-166s7-112 22-166c14-54 36-106 64-154 28-49 62-94 102-133l28 28 29 29-29-29-28-28c39-40 84-74 132-102 49-28 101-50 155-64 54-15 110-22 166-22s112 7 166 22c54 14 106 36 154 64 49 28 94 62 133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9.6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3" draw:text-style-name="P17" draw:layer="layout" svg:width="1.281cm" svg:height="1.281cm" svg:x="9.61cm" svg:y="2.5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7.3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9" draw:layer="layout" svg:width="1.281cm" svg:height="1.281cm" svg:x="7.31cm" svg:y="2.313cm" svg:viewBox="0 0 1282 1282" svg:d="M1260 807c-14 54-36 106-64 155-28 48-62 93-102 132-39 40-84 74-132 102-49 28-101 50-155 64-54 15-110 22-166 22s-112-7-166-22c-54-14-106-36-155-64-48-28-93-62-132-102-40-39-74-84-102-132-28-49-50-101-64-155-15-54-22-110-22-166s7-112 22-166c14-54 36-106 64-154 28-49 62-94 102-133l28 28 29 29-29-29-28-28c39-40 84-74 132-102 49-28 101-50 155-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14.9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2" draw:text-style-name="P12" draw:layer="layout" svg:width="1.281cm" svg:height="1.281cm" svg:x="14.91cm" svg:y="2.5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12.6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2" draw:text-style-name="P12" draw:layer="layout" svg:width="1.281cm" svg:height="1.281cm" svg:x="12.61cm" svg:y="2.3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path draw:style-name="gr36" draw:text-style-name="P12" draw:layer="layout" svg:width="2.107cm" svg:height="0.708cm" draw:transform="rotate (-3.14159265358979) translate (7.47985201906458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33" draw:text-style-name="P9" draw:layer="layout" svg:width="2.107cm" svg:height="0.708cm" draw:transform="rotate (-3.14159265358979) translate (12.7378520190646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34" draw:text-style-name="P10" draw:layer="layout" svg:width="3.864cm" svg:height="1.633cm" draw:transform="rotate (-3.14159265358979) translate (16.2508012874375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35" draw:text-style-name="P11" draw:layer="layout" svg:width="3.864cm" svg:height="1.633cm" draw:transform="rotate (-3.14159265358979) translate (10.994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38" draw:text-style-name="P14" draw:layer="layout" svg:width="3.864cm" svg:height="1.633cm" draw:transform="rotate (-3.14159265358979) translate (5.736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39" draw:text-style-name="P15" draw:layer="layout" svg:width="1.229cm" svg:height="0.696cm" draw:transform="rotate (-3.14159265358979) translate (2.23010744972944cm 5.86791799560814cm)" svg:viewBox="0 0 1230 697" svg:d="M291 43c-23-20-51-34-82-40-30-6-61-3-90 7-30 10-56 27-76 50-20 24-34 52-40 82s-3 61 7 91c10 29 27 55 50 75 131 113 272 209 434 278 164 69 348 111 560 111 31 0 61-8 88-24 27-15 49-37 64-64 16-27 24-57 24-88 0-30-8-61-24-87-15-27-37-49-64-65-27-15-57-23-88-23-160 0-299-31-423-83-127-54-238-131-340-220z">
            <text:p/>
          </draw:path>
          <draw:g draw:style-name="gr6">
            <draw:custom-shape draw:style-name="gr40" draw:text-style-name="P3" draw:layer="layout" svg:width="1.2cm" svg:height="1.2cm" svg:x="12.4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41" draw:text-style-name="P16" draw:layer="layout" svg:width="1.281cm" svg:height="1.281cm" draw:transform="rotate (-3.14159265358979) translate (13.7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14.7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42" draw:text-style-name="P12" draw:layer="layout" svg:width="1.281cm" svg:height="1.281cm" draw:transform="rotate (-3.14159265358979) translate (16.0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7.2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43" draw:text-style-name="P17" draw:layer="layout" svg:width="1.281cm" svg:height="1.281cm" draw:transform="rotate (-3.14159265358979) translate (8.5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9.5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44" draw:text-style-name="P9" draw:layer="layout" svg:width="1.281cm" svg:height="1.281cm" draw:transform="rotate (-3.14159265358979) translate (10.8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1.9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42" draw:text-style-name="P12" draw:layer="layout" svg:width="1.281cm" svg:height="1.281cm" draw:transform="rotate (-3.14159265358979) translate (3.2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40" draw:text-style-name="P3" draw:layer="layout" svg:width="1.2cm" svg:height="1.2cm" svg:x="4.2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42" draw:text-style-name="P12" draw:layer="layout" svg:width="1.281cm" svg:height="1.281cm" draw:transform="rotate (-3.14159265358979) translate (5.5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path draw:style-name="gr45" draw:text-style-name="P18" draw:layer="layout" svg:width="3.869cm" svg:height="1.63cm" draw:transform="skewX (0.0207694180987325) rotate (-1.49278010923075) translate (16.5511698909277cm 2.60810922979395cm)" svg:viewBox="0 0 3870 1631" svg:d="M3810 1324c23 20 41 46 51 75s12 60 6 91c-6 30-20 58-40 81s-46 41-75 51-61 12-91 6-59-20-82-40c-279-241-501-564-765-828-117-117-242-221-389-296-70-35-144-64-225-83-82-20-170-31-265-31s-183 11-265 31c-81 19-155 48-225 83-147 75-272 179-389 296-264 264-486 587-765 828-23 20-51 34-81 40-31 6-62 3-91-7-30-10-56-27-76-50-20-24-34-52-40-82s-3-61 7-90 27-55 51-75c272-236 488-554 745-811 144-144 299-270 479-361 94-47 194-85 302-112 107-26 223-40 348-40s241 14 348 40c108 27 208 65 302 112 180 91 335 218 479 361 257 258 473 575 746 811z">
            <text:p/>
          </draw:path>
        </draw:g>
      </draw:page>
      <draw:page draw:name="page18" draw:style-name="dp1" draw:master-page-name="Default">
        <draw:path draw:style-name="gr36" draw:text-style-name="P12" draw:layer="layout" svg:width="2.107cm" svg:height="0.708cm" svg:x="10.65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37" draw:text-style-name="P13" draw:layer="layout" svg:width="1.229cm" svg:height="0.696cm" svg:x="1cm" svg:y="3.553cm" svg:viewBox="0 0 1230 697" svg:d="M939 43c23-20 51-34 82-40 30-6 61-3 90 7 30 10 56 27 76 50 20 24 34 52 40 82s3 61-7 91c-10 29-27 55-50 75-131 113-273 209-434 278-164 69-348 111-560 111-31 0-61-8-88-24-27-15-49-37-64-64-16-27-24-57-24-88 0-30 8-61 24-87 15-27 37-49 64-65 27-15 57-23 88-23 160 0 299-31 423-83 127-54 237-131 340-220z">
          <text:p/>
        </draw:path>
        <draw:path draw:style-name="gr33" draw:text-style-name="P9" draw:layer="layout" svg:width="2.107cm" svg:height="0.708cm" svg:x="5.392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34" draw:text-style-name="P10" draw:layer="layout" svg:width="3.864cm" svg:height="1.633cm" svg:x="1.879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35" draw:text-style-name="P11" draw:layer="layout" svg:width="3.864cm" svg:height="1.633cm" svg:x="7.135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olygon draw:style-name="gr46" draw:text-style-name="P19" draw:layer="layout" svg:width="3.864cm" svg:height="1.633cm" svg:x="12.393cm" svg:y="2.27cm" svg:viewBox="0 0 3865 1634" draw:points="3804,1326 3813,1334 3821,1342 3828,1351 3835,1360 3841,1370 3846,1380 3851,1390 3855,1401 3859,1412 3861,1423 3863,1435 3864,1446 3865,1458 3864,1469 3863,1480 3862,1492 3859,1503 3856,1514 3852,1525 3847,1535 3842,1545 3836,1555 3829,1565 3822,1573 3814,1582 3805,1590 3797,1597 3787,1604 3778,1610 3768,1615 3757,1620 3746,1624 3735,1628 3724,1630 3713,1632 3701,1633 3690,1634 3678,1633 3667,1632 3656,1631 3644,1628 3633,1625 3623,1621 3612,1616 3602,1611 3592,1605 3583,1598 3574,1591 3472,1497 3374,1396 3186,1184 3002,968 2907,863 2810,761 2721,676 2675,636 2627,597 2578,561 2528,526 2476,494 2422,465 2369,440 2313,417 2256,398 2197,381 2135,368 2070,359 2002,353 1932,351 1932,351 1862,353 1795,359 1730,368 1668,381 1608,398 1551,417 1496,440 1443,465 1389,494 1337,526 1286,561 1238,597 1190,636 1144,676 1054,761 957,863 863,968 678,1184 491,1396 393,1497 291,1591 282,1598 273,1605 263,1611 253,1616 242,1621 231,1625 220,1628 209,1631 198,1632 186,1634 175,1634 163,1633 152,1632 141,1630 130,1628 118,1624 108,1620 97,1615 87,1610 77,1604 68,1597 59,1590 51,1582 43,1574 36,1565 29,1555 23,1545 18,1535 13,1525 9,1514 6,1503 3,1492 1,1481 0,1469 0,1458 0,1446 2,1435 4,1423 6,1412 10,1401 14,1391 18,1380 24,1370 30,1360 37,1351 44,1342 52,1334 60,1326 160,1234 256,1136 439,928 619,716 711,613 805,514 915,410 972,360 1031,313 1091,269 1153,227 1217,188 1284,152 1355,119 1429,88 1505,62 1585,41 1667,23 1752,10 1840,3 1932,0 1932,0 2024,3 2113,10 2198,23 2280,40 2360,62 2436,88 2510,119 2581,152 2647,188 2712,227 2774,269 2834,313 2893,360 2950,410 3059,514 3154,613 3246,716 3426,928 3609,1136 3705,1234">
          <text:p/>
        </draw:polygon>
        <draw:path draw:style-name="gr36" draw:text-style-name="P12" draw:layer="layout" svg:width="2.107cm" svg:height="0.708cm" draw:transform="rotate (-3.14159265358979) translate (7.47985201906458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33" draw:text-style-name="P9" draw:layer="layout" svg:width="2.107cm" svg:height="0.708cm" draw:transform="rotate (-3.14159265358979) translate (12.7378520190646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34" draw:text-style-name="P10" draw:layer="layout" svg:width="3.864cm" svg:height="1.633cm" draw:transform="rotate (-3.14159265358979) translate (16.2508012874375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35" draw:text-style-name="P11" draw:layer="layout" svg:width="3.864cm" svg:height="1.633cm" draw:transform="rotate (-3.14159265358979) translate (10.994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38" draw:text-style-name="P14" draw:layer="layout" svg:width="3.864cm" svg:height="1.633cm" draw:transform="rotate (-3.14159265358979) translate (5.736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39" draw:text-style-name="P15" draw:layer="layout" svg:width="1.229cm" svg:height="0.696cm" draw:transform="rotate (-3.14159265358979) translate (2.23010744972944cm 5.86791799560814cm)" svg:viewBox="0 0 1230 697" svg:d="M291 43c-23-20-51-34-82-40-30-6-61-3-90 7-30 10-56 27-76 50-20 24-34 52-40 82s-3 61 7 91c10 29 27 55 50 75 131 113 272 209 434 278 164 69 348 111 560 111 31 0 61-8 88-24 27-15 49-37 64-64 16-27 24-57 24-88 0-30-8-61-24-87-15-27-37-49-64-65-27-15-57-23-88-23-160 0-299-31-423-83-127-54-238-131-340-220z">
          <text:p/>
        </draw:path>
      </draw:page>
      <draw:page draw:name="page19" draw:style-name="dp1" draw:master-page-name="Default">
        <draw:g draw:style-name="gr47">
          <draw:path draw:style-name="gr48" draw:text-style-name="P1" draw:layer="layout" svg:width="1.81cm" svg:height="0.369cm" svg:x="5.777cm" svg:y="2.648cm" svg:viewBox="0 0 1811 370" svg:d="M1811 0c-229 215-514 370-905 370-385 0-666-149-906-358">
            <text:p/>
          </draw:path>
          <draw:path draw:style-name="gr49" draw:text-style-name="P1" draw:layer="layout" svg:width="1.81cm" svg:height="1.323cm" svg:x="3.966cm" svg:y="1.336cm" svg:viewBox="0 0 1811 1324" svg:d="M1811 1324c-568-493-902-1324-1811-1324">
            <text:p/>
          </draw:path>
          <draw:path draw:style-name="gr50" draw:text-style-name="P1" draw:layer="layout" svg:width="1.81cm" svg:height="1.323cm" svg:x="2.156cm" svg:y="1.336cm" svg:viewBox="0 0 1811 1324" svg:d="M1811 0c-909 0-1243 831-1811 1324">
            <text:p/>
          </draw:path>
          <draw:path draw:style-name="gr51" draw:text-style-name="P1" draw:layer="layout" svg:width="0.905cm" svg:height="0.356cm" svg:x="1.25cm" svg:y="2.66cm" svg:viewBox="0 0 906 357" svg:d="M906 0c-240 209-522 357-906 357">
            <text:p/>
          </draw:path>
          <draw:path draw:style-name="gr49" draw:text-style-name="P1" draw:layer="layout" svg:width="1.81cm" svg:height="1.323cm" svg:x="9.378cm" svg:y="1.336cm" svg:viewBox="0 0 1811 1324" svg:d="M1811 1324c-568-493-902-1324-1811-1324">
            <text:p/>
          </draw:path>
          <draw:path draw:style-name="gr50" draw:text-style-name="P1" draw:layer="layout" svg:width="1.81cm" svg:height="1.323cm" svg:x="7.568cm" svg:y="1.336cm" svg:viewBox="0 0 1811 1324" svg:d="M1811 0c-909 0-1243 831-1811 1324">
            <text:p/>
          </draw:path>
          <draw:path draw:style-name="gr48" draw:text-style-name="P1" draw:layer="layout" svg:width="1.81cm" svg:height="0.369cm" svg:x="11.183cm" svg:y="2.648cm" svg:viewBox="0 0 1811 370" svg:d="M1811 0c-229 215-514 370-905 370-385 0-666-149-906-358">
            <text:p/>
          </draw:path>
          <draw:path draw:style-name="gr48" draw:text-style-name="P1" draw:layer="layout" svg:width="1.81cm" svg:height="0.369cm" draw:transform="rotate (-3.14159265358979) translate (7.5883343272834cm 5.02441021842436cm)" svg:viewBox="0 0 1811 370" svg:d="M0 0c228 215 513 370 905 370 384 0 666-149 906-358">
            <text:p/>
          </draw:path>
          <draw:path draw:style-name="gr49" draw:text-style-name="P1" draw:layer="layout" svg:width="1.81cm" svg:height="1.323cm" draw:transform="rotate (-3.14159265358979) translate (5.77763945550494cm 6.33611583973791cm)" svg:viewBox="0 0 1811 1324" svg:d="M0 1324c568-493 902-1324 1811-1324">
            <text:p/>
          </draw:path>
          <draw:path draw:style-name="gr50" draw:text-style-name="P1" draw:layer="layout" svg:width="1.81cm" svg:height="1.323cm" draw:transform="rotate (-3.14159265358979) translate (3.96694458372649cm 6.33611581860512cm)" svg:viewBox="0 0 1811 1324" svg:d="M0 0c909 0 1243 831 1811 1324">
            <text:p/>
          </draw:path>
          <draw:path draw:style-name="gr51" draw:text-style-name="P1" draw:layer="layout" svg:width="0.905cm" svg:height="0.356cm" draw:transform="rotate (-3.14159265358979) translate (2.15624971194803cm 5.01182050576199cm)" svg:viewBox="0 0 906 357" svg:d="M0 0c240 209 521 357 906 357">
            <text:p/>
          </draw:path>
          <draw:path draw:style-name="gr49" draw:text-style-name="P1" draw:layer="layout" svg:width="1.81cm" svg:height="1.323cm" draw:transform="rotate (-3.14159265358979) translate (11.1896453184043cm 6.33611583973791cm)" svg:viewBox="0 0 1811 1324" svg:d="M0 1324c568-493 902-1324 1811-1324">
            <text:p/>
          </draw:path>
          <draw:path draw:style-name="gr50" draw:text-style-name="P1" draw:layer="layout" svg:width="1.81cm" svg:height="1.323cm" draw:transform="rotate (-3.14159265358979) translate (9.37895044662587cm 6.33611581860512cm)" svg:viewBox="0 0 1811 1324" svg:d="M0 0c909 0 1243 831 1811 1324">
            <text:p/>
          </draw:path>
          <draw:path draw:style-name="gr48" draw:text-style-name="P1" draw:layer="layout" svg:width="1.81cm" svg:height="0.369cm" draw:transform="rotate (-3.14159265358979) translate (12.9944604534095cm 5.02441021842436cm)" svg:viewBox="0 0 1811 370" svg:d="M0 0c228 215 513 370 905 370 384 0 666-149 906-358">
            <text:p/>
          </draw:path>
          <draw:path draw:style-name="gr50" draw:text-style-name="P1" draw:layer="layout" svg:width="1.788cm" svg:height="1.157cm" draw:transform="rotate (-3.14159265358979) translate (14.7635135135135cm 6.17005483405484cm)" svg:viewBox="0 0 1789 1158" svg:d="M0 0c909 0 1222 665 1789 1158">
            <text:p/>
          </draw:path>
          <draw:ellipse draw:style-name="gr52" draw:text-style-name="P1" draw:layer="layout" svg:width="5.042cm" svg:height="4.65cm" svg:x="12.208cm" svg:y="1.511cm" draw:kind="arc" draw:start-angle="271.02" draw:end-angle="88.34">
            <text:p/>
          </draw:ellipse>
          <draw:path draw:style-name="gr50" draw:text-style-name="P1" draw:layer="layout" svg:width="1.788cm" svg:height="1.157cm" svg:x="12.975cm" svg:y="1.509cm" svg:viewBox="0 0 1789 1158" svg:d="M1789 0c-909 0-1222 665-1789 1158">
            <text:p/>
          </draw:path>
        </draw:g>
        <draw:polyline draw:style-name="gr53" draw:text-style-name="P2" draw:layer="layout" svg:width="0.749cm" svg:height="1.399cm" svg:x="6.1cm" svg:y="2.32cm" svg:viewBox="0 0 750 1400" draw:points="0,0 750,700 750,700 0,1400">
          <text:p/>
        </draw:polyline>
      </draw:page>
      <draw:page draw:name="page20" draw:style-name="dp1" draw:master-page-name="Default">
        <draw:path draw:style-name="gr49" draw:text-style-name="P1" draw:layer="layout" svg:width="1.81cm" svg:height="1.323cm" svg:x="3.966cm" svg:y="1.336cm" svg:viewBox="0 0 1811 1324" svg:d="M1811 1324c-568-493-902-1324-1811-1324">
          <text:p/>
        </draw:path>
        <draw:path draw:style-name="gr50" draw:text-style-name="P1" draw:layer="layout" svg:width="1.81cm" svg:height="1.323cm" svg:x="2.156cm" svg:y="1.336cm" svg:viewBox="0 0 1811 1324" svg:d="M1811 0c-909 0-1243 831-1811 1324">
          <text:p/>
        </draw:path>
        <draw:path draw:style-name="gr51" draw:text-style-name="P1" draw:layer="layout" svg:width="0.905cm" svg:height="0.356cm" svg:x="1.25cm" svg:y="2.66cm" svg:viewBox="0 0 906 357" svg:d="M906 0c-240 209-522 357-906 357">
          <text:p/>
        </draw:path>
        <draw:path draw:style-name="gr49" draw:text-style-name="P1" draw:layer="layout" svg:width="1.81cm" svg:height="1.323cm" svg:x="9.378cm" svg:y="1.336cm" svg:viewBox="0 0 1811 1324" svg:d="M1811 1324c-568-493-902-1324-1811-1324">
          <text:p/>
        </draw:path>
        <draw:path draw:style-name="gr50" draw:text-style-name="P1" draw:layer="layout" svg:width="1.81cm" svg:height="1.323cm" svg:x="7.568cm" svg:y="1.336cm" svg:viewBox="0 0 1811 1324" svg:d="M1811 0c-909 0-1243 831-1811 1324">
          <text:p/>
        </draw:path>
        <draw:path draw:style-name="gr49" draw:text-style-name="P1" draw:layer="layout" svg:width="1.81cm" svg:height="1.323cm" draw:transform="rotate (-3.14159265358979) translate (5.77763945550494cm 6.33611583973791cm)" svg:viewBox="0 0 1811 1324" svg:d="M0 1324c568-493 902-1324 1811-1324">
          <text:p/>
        </draw:path>
        <draw:path draw:style-name="gr50" draw:text-style-name="P1" draw:layer="layout" svg:width="1.81cm" svg:height="1.323cm" draw:transform="rotate (-3.14159265358979) translate (3.96694458372649cm 6.33611581860512cm)" svg:viewBox="0 0 1811 1324" svg:d="M0 0c909 0 1243 831 1811 1324">
          <text:p/>
        </draw:path>
        <draw:path draw:style-name="gr51" draw:text-style-name="P1" draw:layer="layout" svg:width="0.905cm" svg:height="0.356cm" draw:transform="rotate (-3.14159265358979) translate (2.15624971194803cm 5.01182050576199cm)" svg:viewBox="0 0 906 357" svg:d="M0 0c240 209 521 357 906 357">
          <text:p/>
        </draw:path>
        <draw:path draw:style-name="gr49" draw:text-style-name="P1" draw:layer="layout" svg:width="1.81cm" svg:height="1.323cm" draw:transform="rotate (-3.14159265358979) translate (11.1896453184043cm 6.33611583973791cm)" svg:viewBox="0 0 1811 1324" svg:d="M0 1324c568-493 902-1324 1811-1324">
          <text:p/>
        </draw:path>
        <draw:path draw:style-name="gr50" draw:text-style-name="P1" draw:layer="layout" svg:width="1.81cm" svg:height="1.323cm" draw:transform="rotate (-3.14159265358979) translate (9.37895044662587cm 6.33611581860512cm)" svg:viewBox="0 0 1811 1324" svg:d="M0 0c909 0 1243 831 1811 1324">
          <text:p/>
        </draw:path>
        <draw:ellipse draw:style-name="gr52" draw:text-style-name="P1" draw:layer="layout" svg:width="5.042cm" svg:height="4.661cm" svg:x="12.208cm" svg:y="1.511cm" draw:kind="arc" draw:start-angle="271.02" draw:end-angle="88.34">
          <text:p/>
        </draw:ellipse>
        <draw:path draw:style-name="gr50" draw:text-style-name="P1" draw:layer="layout" svg:width="1.788cm" svg:height="1.157cm" svg:x="12.975cm" svg:y="1.509cm" svg:viewBox="0 0 1789 1158" svg:d="M1789 0c-909 0-1222 665-1789 1158">
          <text:p/>
        </draw:path>
        <draw:path draw:style-name="gr54" draw:text-style-name="P6" draw:layer="layout" svg:width="2.233cm" svg:height="0.791cm" svg:x="5.565cm" svg:y="2.436cm" svg:viewBox="0 0 2234 792" svg:d="M1207 584l-218 204c-171-14-323-54-462-113-169-72-318-173-454-291-28-25-49-56-62-91-12-35-14-73-7-109 7-37 24-71 48-99s56-49 91-61 73-15 109-8c36 8 70 24 98 48 104 90 215 168 343 222 84 36 175 61 274 74zM1321 623c4-4 7-8 9-13 5-8 8-17 8-26s-3-19-8-27c-2-4-5-8-9-12l-188-175c156-2 293-34 413-87 126-55 234-134 331-225 27-26 60-44 96-52 37-9 74-8 110 3 35 11 68 30 93 57 26 27 43 61 52 97s7 74-3 109c-11 36-31 68-58 93-131 124-279 230-451 306-168 74-358 119-577 121z">
          <text:p/>
        </draw:path>
        <draw:path draw:style-name="gr55" draw:text-style-name="P20" draw:layer="layout" svg:width="2.233cm" svg:height="0.791cm" draw:transform="rotate (-3.14159265358979) translate (7.7835812974995cm 5.24291022496391cm)" svg:viewBox="0 0 2234 792" svg:d="M1207 584l-218 204c-171-14-323-54-462-113-169-72-318-173-454-291-28-25-49-56-62-91-12-35-14-73-7-109 7-37 24-71 48-99s56-49 91-61 73-15 109-8c36 8 70 24 98 48 104 90 215 168 343 222 84 36 175 61 274 74zM1321 623c4-4 7-8 9-13 5-8 8-17 8-26s-3-19-8-27c-2-4-5-8-9-12l-188-175c156-2 293-34 413-87 126-55 234-134 331-225 27-26 60-44 96-52 37-9 74-8 110 3 35 11 68 30 93 57 26 27 43 61 52 97s7 74-3 109c-11 36-31 68-58 93-131 124-279 230-451 306-168 74-358 119-577 121z">
          <text:p/>
        </draw:path>
        <draw:path draw:style-name="gr55" draw:text-style-name="P20" draw:layer="layout" svg:width="2.233cm" svg:height="0.791cm" draw:transform="rotate (-3.14159265358979) translate (13.1935812974995cm 5.24291022496391cm)" svg:viewBox="0 0 2234 792" svg:d="M1207 584l-218 204c-171-14-323-54-462-113-169-72-318-173-454-291-28-25-49-56-62-91-12-35-14-73-7-109 7-37 24-71 48-99s56-49 91-61 73-15 109-8c36 8 70 24 98 48 104 90 215 168 343 222 84 36 175 61 274 74zM1321 623c4-4 7-8 9-13 5-8 8-17 8-26s-3-19-8-27c-2-4-5-8-9-12l-188-175c156-2 293-34 413-87 126-55 234-134 331-225 27-26 60-44 96-52 37-9 74-8 110 3 35 11 68 30 93 57 26 27 43 61 52 97s7 74-3 109c-11 36-31 68-58 93-131 124-279 230-451 306-168 74-358 119-577 121z">
          <text:p/>
        </draw:path>
        <draw:path draw:style-name="gr55" draw:text-style-name="P20" draw:layer="layout" svg:width="2.233cm" svg:height="0.791cm" svg:x="10.98cm" svg:y="2.437cm" svg:viewBox="0 0 2234 792" svg:d="M1207 584l-218 204c-171-14-323-54-462-113-169-72-318-173-454-291-28-25-49-56-62-91-12-35-14-73-7-109 7-37 24-71 48-99s56-49 91-61 73-15 109-8c36 8 70 24 98 48 104 90 215 168 343 222 84 36 175 61 274 74zM1321 623c4-4 7-8 9-13 5-8 8-17 8-26s-3-19-8-27c-2-4-5-8-9-12l-188-175c156-2 293-34 413-87 126-55 234-134 331-225 27-26 60-44 96-52 37-9 74-8 110 3 35 11 68 30 93 57 26 27 43 61 52 97s7 74-3 109c-11 36-31 68-58 93-131 124-279 230-451 306-168 74-358 119-577 121z">
          <text:p/>
        </draw:path>
        <draw:polyline draw:style-name="gr56" draw:text-style-name="P2" draw:layer="layout" svg:width="0.749cm" svg:height="1.399cm" draw:transform="rotate (-1.5707963267949) translate (17.95cm 3.375cm)" svg:viewBox="0 0 750 1400" draw:points="0,0 750,700 750,700 0,1400">
          <text:p/>
        </draw:polyline>
        <draw:path draw:style-name="gr50" draw:text-style-name="P1" draw:layer="layout" svg:width="1.788cm" svg:height="1.157cm" draw:transform="rotate (-3.14159265358979) translate (14.7635135135135cm 6.17005483405484cm)" svg:viewBox="0 0 1789 1158" svg:d="M0 0c909 0 1222 665 1789 1158">
          <text:p/>
        </draw:path>
      </draw:page>
      <draw:page draw:name="page21" draw:style-name="dp1" draw:master-page-name="Default">
        <draw:frame draw:style-name="gr57" draw:text-style-name="P1" draw:layer="layout" svg:width="25.343cm" svg:height="19.589cm" svg:x="0.75cm" svg:y="1.366cm">
          <draw:image xlink:href="Pictures/100F444F00006D3E00005470399BA258.svg" xlink:type="simple" xlink:show="embed" xlink:actuate="onLoad" draw:mime-type="image/svg+xml">
            <text:p/>
          </draw:image>
          <draw:image xlink:href="Pictures/10000001000003240000026EB69F94CF.png" xlink:type="simple" xlink:show="embed" xlink:actuate="onLoad" draw:mime-type="image/png"/>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b8d2b8" draw:end-color="#ffd7d7" draw:start-intensity="100%" draw:end-intensity="100%" draw:angle="30deg" draw:border="0%">
      <loext:gradient-stop svg:offset="0" loext:color-type="rgb" loext:color-value="#b8d2b8"/>
      <loext:gradient-stop svg:offset="1" loext:color-type="rgb" loext:color-value="#ffd7d7"/>
    </draw:gradient>
    <draw:gradient draw:name="Gradient_20_162" draw:display-name="Gradient 162" draw:style="linear" draw:start-color="#b8d2b8" draw:end-color="#e4abab" draw:start-intensity="100%" draw:end-intensity="100%" draw:angle="90deg" draw:border="64%">
      <loext:gradient-stop svg:offset="0" loext:color-type="rgb" loext:color-value="#b8d2b8"/>
      <loext:gradient-stop svg:offset="1" loext:color-type="rgb" loext:color-value="#e4abab"/>
    </draw:gradient>
    <draw:gradient draw:name="Gradient_20_163" draw:display-name="Gradient 163" draw:style="linear" draw:start-color="#e4abab" draw:end-color="#b8d2b8" draw:start-intensity="100%" draw:end-intensity="100%" draw:angle="90deg" draw:border="64%">
      <loext:gradient-stop svg:offset="0" loext:color-type="rgb" loext:color-value="#e4abab"/>
      <loext:gradient-stop svg:offset="1" loext:color-type="rgb" loext:color-value="#b8d2b8"/>
    </draw:gradient>
    <draw:gradient draw:name="Gradient_20_166" draw:display-name="Gradient 166" draw:style="linear" draw:start-color="#b8d2b8" draw:end-color="#e4abab" draw:start-intensity="100%" draw:end-intensity="100%" draw:angle="45deg" draw:border="0%">
      <loext:gradient-stop svg:offset="0" loext:color-type="rgb" loext:color-value="#b8d2b8"/>
      <loext:gradient-stop svg:offset="1" loext:color-type="rgb" loext:color-value="#e4abab"/>
    </draw:gradient>
    <draw:gradient draw:name="Gradient_20_168" draw:display-name="Gradient 168" draw:style="linear" draw:start-color="#e4abab" draw:end-color="#b8d2b8" draw:start-intensity="100%" draw:end-intensity="100%" draw:angle="45deg" draw:border="0%">
      <loext:gradient-stop svg:offset="0" loext:color-type="rgb" loext:color-value="#e4abab"/>
      <loext:gradient-stop svg:offset="1" loext:color-type="rgb" loext:color-value="#b8d2b8"/>
    </draw:gradient>
    <draw:gradient draw:name="Gradient_20_172" draw:display-name="Gradient 172" draw:style="axial" draw:start-color="#b8d2b8" draw:end-color="#b8d2b8" draw:start-intensity="100%" draw:end-intensity="100%" draw:angle="90deg" draw:border="0%">
      <loext:gradient-stop svg:offset="1" loext:color-type="rgb" loext:color-value="#b8d2b8"/>
    </draw:gradient>
    <draw:gradient draw:name="Gradient_20_174" draw:display-name="Gradient 174" draw:style="linear" draw:start-color="#b8d2b8" draw:end-color="#e4abab" draw:start-intensity="100%" draw:end-intensity="100%" draw:angle="30deg" draw:border="0%">
      <loext:gradient-stop svg:offset="0" loext:color-type="rgb" loext:color-value="#b8d2b8"/>
      <loext:gradient-stop svg:offset="1" loext:color-type="rgb" loext:color-value="#e4abab"/>
    </draw:gradient>
    <draw:gradient draw:name="Gradient_20_177" draw:display-name="Gradient 177" draw:style="linear" draw:start-color="#e4abab" draw:end-color="#b8d2b8" draw:start-intensity="100%" draw:end-intensity="100%" draw:angle="30deg" draw:border="0%">
      <loext:gradient-stop svg:offset="0" loext:color-type="rgb" loext:color-value="#e4abab"/>
      <loext:gradient-stop svg:offset="1" loext:color-type="rgb" loext:color-value="#b8d2b8"/>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103" draw:display-name="Transparency 103" draw:style="linear" draw:start="100%" draw:end="0%" draw:angle="270deg" draw:border="30%">
      <loext:opacity-stop svg:offset="0" svg:stop-opacity="1"/>
      <loext:opacity-stop svg:offset="1" svg:stop-opacity="0"/>
    </draw:opacity>
    <draw:opacity draw:name="Transparency_20_104" draw:display-name="Transparency 104" draw:style="linear" draw:start="100%" draw:end="0%" draw:angle="90deg" draw:border="30%">
      <loext:opacity-stop svg:offset="0" svg:stop-opacity="1"/>
      <loext:opacity-stop svg:offset="1" svg:stop-opacity="0"/>
    </draw:opacity>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3T05:31:01.967032856</meta:creation-date>
    <dc:date>2026-03-05T02:47:21.603493017</dc:date>
    <meta:editing-duration>P1DT21M44S</meta:editing-duration>
    <meta:editing-cycles>9</meta:editing-cycles>
    <meta:generator>LibreOffice/25.8.4.2$Linux_X86_64 LibreOffice_project/580$Build-2</meta:generator>
    <meta:print-date>2026-03-04T02:51:49.628054837</meta:print-date>
    <meta:printed-by>PDF files</meta:printed-by>
    <meta:document-statistic meta:object-count="412"/>
  </office:meta>
</office:document-meta>
</file>